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roman" style:font-pitch="variable"/>
    <style:font-face style:name="Malgun Gothic1" svg:font-family="'Malgun Goth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line-height="5%"/>
    </style:style>
    <style:style style:name="P2" style:family="paragraph" style:parent-style-name="Text_20_body">
      <style:paragraph-properties fo:margin-left="0.035cm" fo:margin-right="0cm" fo:line-height="0.422cm"/>
    </style:style>
    <style:style style:name="P3" style:family="paragraph" style:parent-style-name="Heading_20_1">
      <style:paragraph-properties fo:margin-top="0.004cm" fo:margin-bottom="0cm" style:contextual-spacing="false" fo:line-height="150%"/>
      <style:text-properties style:font-name="Times New Roman" fo:font-size="22.5pt" officeooo:paragraph-rsid="0003aa38" style:font-size-asian="22.5pt" style:font-size-complex="10pt"/>
    </style:style>
    <style:style style:name="P4" style:family="paragraph" style:parent-style-name="Text_20_body">
      <style:paragraph-properties fo:line-height="150%"/>
      <style:text-properties style:font-name="Times New Roman" officeooo:paragraph-rsid="0003aa38"/>
    </style:style>
    <style:style style:name="P5" style:family="paragraph" style:parent-style-name="Text_20_body">
      <style:paragraph-properties fo:margin-top="0.007cm" fo:margin-bottom="0cm" style:contextual-spacing="false" fo:line-height="150%"/>
      <style:text-properties style:font-name="Times New Roman" fo:font-size="14.5pt" officeooo:paragraph-rsid="0003aa38" style:font-size-asian="14.5pt"/>
    </style:style>
    <style:style style:name="P6" style:family="paragraph" style:parent-style-name="Heading_20_1">
      <style:paragraph-properties fo:line-height="150%"/>
      <style:text-properties officeooo:paragraph-rsid="0003aa38"/>
    </style:style>
    <style:style style:name="P7" style:family="paragraph" style:parent-style-name="Heading_20_1">
      <style:paragraph-properties fo:margin-top="0.009cm" fo:margin-bottom="0cm" style:contextual-spacing="false" fo:line-height="150%"/>
      <style:text-properties officeooo:paragraph-rsid="0003aa38"/>
    </style:style>
    <style:style style:name="P8" style:family="paragraph" style:parent-style-name="Heading_20_1">
      <style:paragraph-properties fo:margin-left="1.764cm" fo:margin-right="0cm" fo:line-height="150%"/>
      <style:text-properties officeooo:paragraph-rsid="0003aa38"/>
    </style:style>
    <style:style style:name="P9" style:family="paragraph" style:parent-style-name="Heading_20_1">
      <style:paragraph-properties fo:margin-top="0.002cm" fo:margin-bottom="0cm" style:contextual-spacing="false" fo:line-height="150%"/>
      <style:text-properties officeooo:paragraph-rsid="0003aa38"/>
    </style:style>
    <style:style style:name="P10" style:family="paragraph" style:parent-style-name="Text_20_body">
      <style:paragraph-properties fo:margin-top="0.007cm" fo:margin-bottom="0cm" style:contextual-spacing="false" fo:line-height="150%"/>
      <style:text-properties officeooo:paragraph-rsid="0003aa38"/>
    </style:style>
    <style:style style:name="P11" style:family="paragraph" style:parent-style-name="Text_20_body">
      <style:paragraph-properties fo:margin-left="0.176cm" fo:margin-right="0.208cm" fo:margin-top="0.065cm" fo:margin-bottom="0cm" style:contextual-spacing="false" fo:line-height="150%" fo:text-align="justify" style:justify-single-word="false" fo:text-indent="1.408cm" style:auto-text-indent="false"/>
      <style:text-properties officeooo:paragraph-rsid="0003aa38"/>
    </style:style>
    <style:style style:name="P12" style:family="paragraph" style:parent-style-name="Text_20_body">
      <style:paragraph-properties fo:margin-left="0.176cm" fo:margin-right="0.208cm" fo:line-height="150%" fo:text-align="justify" style:justify-single-word="false" fo:text-indent="1.408cm" style:auto-text-indent="false"/>
      <style:text-properties officeooo:paragraph-rsid="0003aa38"/>
    </style:style>
    <style:style style:name="P13" style:family="paragraph" style:parent-style-name="Text_20_body">
      <style:paragraph-properties fo:margin-left="0.176cm" fo:margin-right="0.208cm" fo:margin-top="0.002cm" fo:margin-bottom="0cm" style:contextual-spacing="false" fo:line-height="150%" fo:text-align="justify" style:justify-single-word="false" fo:text-indent="1.408cm" style:auto-text-indent="false"/>
      <style:text-properties officeooo:paragraph-rsid="0003aa38"/>
    </style:style>
    <style:style style:name="P14" style:family="paragraph" style:parent-style-name="Text_20_body">
      <style:paragraph-properties fo:margin-left="0.176cm" fo:margin-right="0.208cm" fo:margin-top="0.046cm" fo:margin-bottom="0cm" style:contextual-spacing="false" fo:line-height="150%" fo:text-align="justify" style:justify-single-word="false" fo:text-indent="1.408cm" style:auto-text-indent="false"/>
      <style:text-properties officeooo:paragraph-rsid="0003aa38"/>
    </style:style>
    <style:style style:name="P15" style:family="paragraph" style:parent-style-name="Text_20_body">
      <style:paragraph-properties fo:margin-left="0.176cm" fo:margin-right="0.208cm" fo:margin-top="0.009cm" fo:margin-bottom="0cm" style:contextual-spacing="false" fo:line-height="150%" fo:text-align="justify" style:justify-single-word="false" fo:text-indent="1.408cm" style:auto-text-indent="false"/>
      <style:text-properties officeooo:paragraph-rsid="0003aa38"/>
    </style:style>
    <style:style style:name="P16" style:family="paragraph" style:parent-style-name="Text_20_body">
      <style:paragraph-properties fo:margin-left="0.176cm" fo:margin-right="0.208cm" fo:margin-top="0.005cm" fo:margin-bottom="0cm" style:contextual-spacing="false" fo:line-height="150%" fo:text-align="justify" style:justify-single-word="false" fo:text-indent="1.408cm" style:auto-text-indent="false"/>
      <style:text-properties officeooo:paragraph-rsid="0003aa38"/>
    </style:style>
    <style:style style:name="P17" style:family="paragraph" style:parent-style-name="Text_20_body">
      <style:paragraph-properties fo:margin-left="0.176cm" fo:margin-right="0.206cm" fo:line-height="150%" fo:text-align="justify" style:justify-single-word="false" fo:text-indent="1.408cm" style:auto-text-indent="false"/>
      <style:text-properties officeooo:paragraph-rsid="0003aa38"/>
    </style:style>
    <style:style style:name="P18" style:family="paragraph" style:parent-style-name="Text_20_body">
      <style:paragraph-properties fo:margin-left="0.176cm" fo:margin-right="0.208cm" fo:margin-top="0.064cm" fo:margin-bottom="0cm" style:contextual-spacing="false" fo:line-height="150%" fo:text-align="justify" style:justify-single-word="false"/>
      <style:text-properties officeooo:paragraph-rsid="0003aa38"/>
    </style:style>
    <style:style style:name="P19" style:family="paragraph" style:parent-style-name="Standard">
      <style:paragraph-properties fo:margin-left="1.586cm" fo:margin-right="0cm" fo:line-height="150%" fo:text-indent="0cm" style:auto-text-indent="false">
        <style:tab-stops>
          <style:tab-stop style:position="2.314cm"/>
        </style:tab-stops>
      </style:paragraph-properties>
      <style:text-properties fo:font-size="22pt" fo:font-weight="bold" officeooo:paragraph-rsid="0003aa38" style:font-size-asian="22pt" style:font-weight-asian="bold" style:font-weight-complex="bold"/>
    </style:style>
    <style:style style:name="P20" style:family="paragraph" style:parent-style-name="Text_20_body">
      <style:paragraph-properties fo:margin-top="0.028cm" fo:margin-bottom="0cm" style:contextual-spacing="false" fo:line-height="150%"/>
      <style:text-properties fo:font-size="7.5pt" officeooo:paragraph-rsid="0003aa38" style:font-size-asian="7.5pt"/>
    </style:style>
    <style:style style:name="P21" style:family="paragraph" style:parent-style-name="Text_20_body">
      <style:paragraph-properties fo:margin-top="0.03cm" fo:margin-bottom="0cm" style:contextual-spacing="false" fo:line-height="150%"/>
      <style:text-properties fo:font-size="7.5pt" officeooo:paragraph-rsid="0003aa38" style:font-size-asian="7.5pt"/>
    </style:style>
    <style:style style:name="P22" style:family="paragraph" style:parent-style-name="Text_20_body">
      <style:paragraph-properties fo:margin-top="0.018cm" fo:margin-bottom="0cm" style:contextual-spacing="false" fo:line-height="150%"/>
      <style:text-properties fo:font-size="7.5pt" officeooo:paragraph-rsid="0003aa38" style:font-size-asian="7.5pt"/>
    </style:style>
    <style:style style:name="P23" style:family="paragraph" style:parent-style-name="Text_20_body">
      <style:paragraph-properties fo:margin-top="0.025cm" fo:margin-bottom="0cm" style:contextual-spacing="false" fo:line-height="150%"/>
      <style:text-properties fo:font-size="7.5pt" officeooo:paragraph-rsid="0003aa38" style:font-size-asian="7.5pt"/>
    </style:style>
    <style:style style:name="P24" style:family="paragraph" style:parent-style-name="Text_20_body">
      <style:paragraph-properties fo:margin-top="0.03cm" fo:margin-bottom="0cm" style:contextual-spacing="false" fo:line-height="150%"/>
      <style:text-properties fo:font-size="8pt" fo:font-weight="bold" officeooo:paragraph-rsid="0003aa38" style:font-size-asian="8pt" style:font-weight-asian="bold"/>
    </style:style>
    <style:style style:name="P25" style:family="paragraph" style:parent-style-name="Text_20_body">
      <style:paragraph-properties fo:margin-top="0.005cm" fo:margin-bottom="0cm" style:contextual-spacing="false" fo:line-height="150%"/>
      <style:text-properties fo:font-size="8pt" officeooo:paragraph-rsid="0003aa38" style:font-size-asian="8pt"/>
    </style:style>
    <style:style style:name="P26" style:family="paragraph" style:parent-style-name="Text_20_body">
      <style:paragraph-properties fo:margin-top="0.002cm" fo:margin-bottom="0cm" style:contextual-spacing="false" fo:line-height="150%"/>
      <style:text-properties fo:font-size="8pt" officeooo:paragraph-rsid="0003aa38" style:font-size-asian="8pt"/>
    </style:style>
    <style:style style:name="P27" style:family="paragraph" style:parent-style-name="Text_20_body">
      <style:paragraph-properties fo:margin-top="0.004cm" fo:margin-bottom="0cm" style:contextual-spacing="false" fo:line-height="150%"/>
      <style:text-properties fo:font-size="8pt" officeooo:paragraph-rsid="0003aa38" style:font-size-asian="8pt"/>
    </style:style>
    <style:style style:name="P28" style:family="paragraph" style:parent-style-name="Text_20_body">
      <style:paragraph-properties fo:line-height="150%"/>
      <style:text-properties fo:font-size="8pt" officeooo:paragraph-rsid="0003aa38" style:font-size-asian="8pt"/>
    </style:style>
    <style:style style:name="P29" style:family="paragraph" style:parent-style-name="Text_20_body">
      <style:paragraph-properties fo:margin-top="0.007cm" fo:margin-bottom="0cm" style:contextual-spacing="false" fo:line-height="150%"/>
      <style:text-properties fo:font-size="8pt" officeooo:paragraph-rsid="0003aa38" style:font-size-asian="8pt"/>
    </style:style>
    <style:style style:name="P30" style:family="paragraph" style:parent-style-name="Text_20_body">
      <style:paragraph-properties fo:margin-top="0.002cm" fo:margin-bottom="0cm" style:contextual-spacing="false" fo:line-height="150%"/>
      <style:text-properties fo:font-size="8.5pt" fo:font-weight="bold" officeooo:paragraph-rsid="0003aa38" style:font-size-asian="8.5pt" style:font-weight-asian="bold"/>
    </style:style>
    <style:style style:name="P31" style:family="paragraph" style:parent-style-name="Text_20_body">
      <style:paragraph-properties fo:line-height="150%"/>
      <style:text-properties fo:font-size="8.5pt" fo:font-weight="bold" officeooo:paragraph-rsid="0003aa38" style:font-size-asian="8.5pt" style:font-weight-asian="bold"/>
    </style:style>
    <style:style style:name="P32" style:family="paragraph" style:parent-style-name="Text_20_body">
      <style:paragraph-properties fo:margin-top="0.004cm" fo:margin-bottom="0cm" style:contextual-spacing="false" fo:line-height="150%"/>
      <style:text-properties fo:font-size="6.5pt" officeooo:paragraph-rsid="0003aa38" style:font-size-asian="6.5pt"/>
    </style:style>
    <style:style style:name="P33" style:family="paragraph" style:parent-style-name="Standard">
      <style:paragraph-properties fo:margin-left="1.586cm" fo:margin-right="0cm" fo:line-height="150%" fo:text-indent="0cm" style:auto-text-indent="false">
        <style:tab-stops>
          <style:tab-stop style:position="2.314cm"/>
        </style:tab-stops>
      </style:paragraph-properties>
      <style:text-properties officeooo:paragraph-rsid="0003aa38"/>
    </style:style>
    <style:style style:name="P34" style:family="paragraph" style:parent-style-name="List_20_Paragraph" style:list-style-name="WWNum1">
      <style:paragraph-properties fo:margin-left="0.176cm" fo:margin-right="0.208cm" fo:margin-top="0.004cm" fo:margin-bottom="0cm" style:contextual-spacing="false" fo:line-height="150%" fo:text-align="start" style:justify-single-word="false" fo:text-indent="1.408cm" style:auto-text-indent="false">
        <style:tab-stops>
          <style:tab-stop style:position="2.133cm"/>
        </style:tab-stops>
      </style:paragraph-properties>
      <style:text-properties officeooo:paragraph-rsid="0003aa38"/>
    </style:style>
    <style:style style:name="P35" style:family="paragraph" style:parent-style-name="List_20_Paragraph" style:list-style-name="WWNum1">
      <style:paragraph-properties fo:margin-left="0.176cm" fo:margin-right="0.208cm" fo:margin-top="0cm" fo:margin-bottom="0cm" style:contextual-spacing="false" fo:line-height="150%" fo:text-align="start" style:justify-single-word="false" fo:text-indent="1.408cm" style:auto-text-indent="false">
        <style:tab-stops>
          <style:tab-stop style:position="2.083cm"/>
        </style:tab-stops>
      </style:paragraph-properties>
      <style:text-properties officeooo:paragraph-rsid="0003aa38"/>
    </style:style>
    <style:style style:name="P36" style:family="paragraph" style:parent-style-name="List_20_Paragraph" style:list-style-name="WWNum1">
      <style:paragraph-properties fo:margin-left="0.176cm" fo:margin-right="0.208cm" fo:margin-top="0cm" fo:margin-bottom="0cm" style:contextual-spacing="false" fo:line-height="150%" fo:text-align="start" style:justify-single-word="false" fo:text-indent="1.408cm" style:auto-text-indent="false">
        <style:tab-stops>
          <style:tab-stop style:position="2.129cm"/>
        </style:tab-stops>
      </style:paragraph-properties>
      <style:text-properties officeooo:paragraph-rsid="0003aa38"/>
    </style:style>
    <style:style style:name="P37" style:family="paragraph" style:parent-style-name="Text_20_body" style:master-page-name="Converted3">
      <style:paragraph-properties fo:line-height="150%" style:page-number="auto"/>
      <style:text-properties officeooo:paragraph-rsid="0003aa38"/>
    </style:style>
    <style:style style:name="P38" style:family="paragraph" style:parent-style-name="Text_20_body" style:master-page-name="Standard">
      <style:paragraph-properties fo:margin-left="5.782cm" fo:margin-right="0cm" fo:line-height="150%" fo:text-align="start" style:justify-single-word="false" style:page-number="auto"/>
      <style:text-properties style:font-name="Times New Roman" fo:font-size="10.5pt" fo:letter-spacing="0.247cm" officeooo:rsid="0013f7d5" officeooo:paragraph-rsid="0003aa38" style:font-name-asian="C059" style:font-size-asian="20.5pt" style:font-size-complex="10pt" style:text-scale="105%"/>
    </style:style>
    <style:style style:name="P39" style:family="paragraph" style:parent-style-name="Text_20_body" style:master-page-name="Converted2">
      <style:paragraph-properties fo:margin-top="0.018cm" fo:margin-bottom="0cm" style:contextual-spacing="false" fo:line-height="150%" style:page-number="auto"/>
      <style:text-properties fo:font-size="7.5pt" officeooo:paragraph-rsid="0003aa38" style:font-size-asian="7.5pt"/>
    </style:style>
    <style:style style:name="P40" style:family="paragraph" style:parent-style-name="Text_20_body" style:master-page-name="Converted4">
      <style:paragraph-properties fo:margin-top="0.018cm" fo:margin-bottom="0cm" style:contextual-spacing="false" fo:line-height="150%" style:page-number="auto"/>
      <style:text-properties fo:font-size="7.5pt" officeooo:paragraph-rsid="0003aa38" style:font-size-asian="7.5pt"/>
    </style:style>
    <style:style style:name="P41" style:family="paragraph" style:parent-style-name="Text_20_body" style:master-page-name="Converted6">
      <style:paragraph-properties fo:margin-top="0.018cm" fo:margin-bottom="0cm" style:contextual-spacing="false" fo:line-height="150%" style:page-number="auto"/>
      <style:text-properties fo:font-size="7.5pt" officeooo:paragraph-rsid="0003aa38" style:font-size-asian="7.5pt"/>
    </style:style>
    <style:style style:name="P42" style:family="paragraph" style:parent-style-name="Text_20_body" style:master-page-name="Converted7">
      <style:paragraph-properties fo:margin-top="0.018cm" fo:margin-bottom="0cm" style:contextual-spacing="false" fo:line-height="150%" style:page-number="auto"/>
      <style:text-properties fo:font-size="7.5pt" officeooo:paragraph-rsid="0003aa38" style:font-size-asian="7.5pt"/>
    </style:style>
    <style:style style:name="P43" style:family="paragraph" style:parent-style-name="Text_20_body" style:master-page-name="Converted8">
      <style:paragraph-properties fo:margin-top="0.018cm" fo:margin-bottom="0cm" style:contextual-spacing="false" fo:line-height="150%" style:page-number="auto"/>
      <style:text-properties fo:font-size="7.5pt" officeooo:paragraph-rsid="0003aa38" style:font-size-asian="7.5pt"/>
    </style:style>
    <style:style style:name="P44" style:family="paragraph" style:parent-style-name="Text_20_body" style:master-page-name="Converted9">
      <style:paragraph-properties fo:margin-top="0.018cm" fo:margin-bottom="0cm" style:contextual-spacing="false" fo:line-height="150%" style:page-number="auto"/>
      <style:text-properties fo:font-size="7.5pt" officeooo:paragraph-rsid="0003aa38" style:font-size-asian="7.5pt"/>
    </style:style>
    <style:style style:name="P45" style:family="paragraph" style:parent-style-name="Text_20_body" style:master-page-name="Converted5">
      <style:paragraph-properties fo:margin-top="0.018cm" fo:margin-bottom="0cm" style:contextual-spacing="false" fo:line-height="150%" style:page-number="auto"/>
      <style:text-properties fo:font-size="11pt" officeooo:paragraph-rsid="0003aa38" style:font-size-asian="11pt"/>
    </style:style>
    <style:style style:name="P46" style:family="paragraph">
      <loext:graphic-properties draw:fill="none"/>
    </style:style>
    <style:style style:name="T1" style:family="text">
      <style:text-properties style:text-scale="140%"/>
    </style:style>
    <style:style style:name="T2" style:family="text">
      <style:text-properties fo:letter-spacing="0.004cm" style:text-scale="140%"/>
    </style:style>
    <style:style style:name="T3" style:family="text">
      <style:text-properties fo:letter-spacing="0.025cm" style:text-scale="120%"/>
    </style:style>
    <style:style style:name="T4" style:family="text">
      <style:text-properties fo:letter-spacing="0.025cm" style:text-scale="105%"/>
    </style:style>
    <style:style style:name="T5" style:family="text">
      <style:text-properties style:text-scale="130%"/>
    </style:style>
    <style:style style:name="T6" style:family="text">
      <style:text-properties fo:letter-spacing="0.014cm" style:text-scale="130%"/>
    </style:style>
    <style:style style:name="T7" style:family="text">
      <style:text-properties fo:letter-spacing="0.014cm" style:text-scale="105%"/>
    </style:style>
    <style:style style:name="T8" style:family="text">
      <style:text-properties style:text-scale="120%"/>
    </style:style>
    <style:style style:name="T9" style:family="text">
      <style:text-properties fo:letter-spacing="0.002cm"/>
    </style:style>
    <style:style style:name="T10" style:family="text">
      <style:text-properties fo:letter-spacing="0.002cm" style:text-scale="105%"/>
    </style:style>
    <style:style style:name="T11" style:family="text">
      <style:text-properties fo:letter-spacing="0.002cm" fo:background-color="#ffff00" loext:char-shading-value="0"/>
    </style:style>
    <style:style style:name="T12" style:family="text">
      <style:text-properties fo:letter-spacing="0.067cm"/>
    </style:style>
    <style:style style:name="T13" style:family="text">
      <style:text-properties fo:letter-spacing="0.069cm"/>
    </style:style>
    <style:style style:name="T14" style:family="text">
      <style:text-properties fo:letter-spacing="0.071cm"/>
    </style:style>
    <style:style style:name="T15" style:family="text">
      <style:text-properties fo:letter-spacing="0.071cm" style:text-scale="105%"/>
    </style:style>
    <style:style style:name="T16" style:family="text">
      <style:text-properties fo:letter-spacing="0.065cm"/>
    </style:style>
    <style:style style:name="T17" style:family="text">
      <style:text-properties fo:letter-spacing="-0.12cm"/>
    </style:style>
    <style:style style:name="T18" style:family="text">
      <style:text-properties fo:letter-spacing="0.055cm"/>
    </style:style>
    <style:style style:name="T19" style:family="text">
      <style:text-properties fo:letter-spacing="0.055cm" style:text-scale="105%"/>
    </style:style>
    <style:style style:name="T20" style:family="text">
      <style:text-properties fo:letter-spacing="0.056cm"/>
    </style:style>
    <style:style style:name="T21" style:family="text">
      <style:text-properties fo:letter-spacing="0.056cm" style:text-scale="105%"/>
    </style:style>
    <style:style style:name="T22" style:family="text">
      <style:text-properties fo:letter-spacing="0.028cm" style:text-scale="105%"/>
    </style:style>
    <style:style style:name="T23" style:family="text">
      <style:text-properties style:text-scale="105%"/>
    </style:style>
    <style:style style:name="T24" style:family="text">
      <style:text-properties officeooo:rsid="0013f7d5" style:text-scale="105%"/>
    </style:style>
    <style:style style:name="T25" style:family="text">
      <style:text-properties officeooo:rsid="00053c4b" style:text-scale="105%"/>
    </style:style>
    <style:style style:name="T26" style:family="text">
      <style:text-properties officeooo:rsid="0005c733" style:text-scale="105%"/>
    </style:style>
    <style:style style:name="T27" style:family="text">
      <style:text-properties officeooo:rsid="000703b7" style:text-scale="105%"/>
    </style:style>
    <style:style style:name="T28" style:family="text">
      <style:text-properties officeooo:rsid="00097a32" style:text-scale="105%"/>
    </style:style>
    <style:style style:name="T29" style:family="text">
      <style:text-properties officeooo:rsid="000bc429" style:text-scale="105%"/>
    </style:style>
    <style:style style:name="T30" style:family="text">
      <style:text-properties fo:letter-spacing="0.023cm" style:text-scale="105%"/>
    </style:style>
    <style:style style:name="T31" style:family="text">
      <style:text-properties fo:letter-spacing="0.053cm"/>
    </style:style>
    <style:style style:name="T32" style:family="text">
      <style:text-properties fo:letter-spacing="0.053cm" style:text-scale="105%"/>
    </style:style>
    <style:style style:name="T33" style:family="text">
      <style:text-properties fo:letter-spacing="0.026cm" style:text-scale="105%"/>
    </style:style>
    <style:style style:name="T34" style:family="text">
      <style:text-properties fo:letter-spacing="0.021cm" style:text-scale="105%"/>
    </style:style>
    <style:style style:name="T35" style:family="text">
      <style:text-properties fo:letter-spacing="-0.127cm" style:text-scale="105%"/>
    </style:style>
    <style:style style:name="T36" style:family="text">
      <style:text-properties fo:letter-spacing="0.005cm" style:text-scale="105%"/>
    </style:style>
    <style:style style:name="T37" style:family="text">
      <style:text-properties fo:letter-spacing="0.016cm" style:text-scale="105%"/>
    </style:style>
    <style:style style:name="T38" style:family="text">
      <style:text-properties fo:letter-spacing="0.016cm" style:text-scale="110%"/>
    </style:style>
    <style:style style:name="T39" style:family="text">
      <style:text-properties fo:letter-spacing="0.012cm" style:text-scale="105%"/>
    </style:style>
    <style:style style:name="T40" style:family="text">
      <style:text-properties fo:letter-spacing="0.007cm" style:text-scale="105%"/>
    </style:style>
    <style:style style:name="T41" style:family="text">
      <style:text-properties fo:letter-spacing="-0.125cm" style:text-scale="105%"/>
    </style:style>
    <style:style style:name="T42" style:family="text">
      <style:text-properties fo:letter-spacing="0.042cm"/>
    </style:style>
    <style:style style:name="T43" style:family="text">
      <style:text-properties fo:letter-spacing="0.042cm" style:text-scale="105%"/>
    </style:style>
    <style:style style:name="T44" style:family="text">
      <style:text-properties fo:letter-spacing="0.044cm" style:text-scale="105%"/>
    </style:style>
    <style:style style:name="T45" style:family="text">
      <style:text-properties fo:letter-spacing="0.018cm" style:text-scale="105%"/>
    </style:style>
    <style:style style:name="T46" style:family="text">
      <style:text-properties fo:letter-spacing="0.019cm" style:text-scale="105%"/>
    </style:style>
    <style:style style:name="T47" style:family="text">
      <style:text-properties fo:letter-spacing="0.123cm"/>
    </style:style>
    <style:style style:name="T48" style:family="text">
      <style:text-properties fo:letter-spacing="0.06cm"/>
    </style:style>
    <style:style style:name="T49" style:family="text">
      <style:text-properties fo:letter-spacing="0.06cm" style:text-scale="105%"/>
    </style:style>
    <style:style style:name="T50" style:family="text">
      <style:text-properties fo:letter-spacing="0.101cm"/>
    </style:style>
    <style:style style:name="T51" style:family="text">
      <style:text-properties fo:letter-spacing="0.099cm"/>
    </style:style>
    <style:style style:name="T52" style:family="text">
      <style:text-properties fo:letter-spacing="0.102cm"/>
    </style:style>
    <style:style style:name="T53" style:family="text">
      <style:text-properties fo:letter-spacing="0.062cm"/>
    </style:style>
    <style:style style:name="T54" style:family="text">
      <style:text-properties fo:letter-spacing="0.062cm" fo:background-color="#ffff00" loext:char-shading-value="0"/>
    </style:style>
    <style:style style:name="T55" style:family="text">
      <style:text-properties fo:letter-spacing="0.072cm"/>
    </style:style>
    <style:style style:name="T56" style:family="text">
      <style:text-properties fo:letter-spacing="0.088cm"/>
    </style:style>
    <style:style style:name="T57" style:family="text">
      <style:text-properties fo:letter-spacing="0.09cm"/>
    </style:style>
    <style:style style:name="T58" style:family="text">
      <style:text-properties fo:letter-spacing="0.083cm"/>
    </style:style>
    <style:style style:name="T59" style:family="text">
      <style:text-properties fo:font-weight="bold" style:font-weight-asian="bold"/>
    </style:style>
    <style:style style:name="T60" style:family="text">
      <style:text-properties fo:letter-spacing="0.076cm"/>
    </style:style>
    <style:style style:name="T61" style:family="text">
      <style:text-properties fo:letter-spacing="0.078cm"/>
    </style:style>
    <style:style style:name="T62" style:family="text">
      <style:text-properties fo:letter-spacing="0.074cm"/>
    </style:style>
    <style:style style:name="T63" style:family="text">
      <style:text-properties fo:letter-spacing="0.092cm"/>
    </style:style>
    <style:style style:name="T64" style:family="text">
      <style:text-properties fo:letter-spacing="0.093cm"/>
    </style:style>
    <style:style style:name="T65" style:family="text">
      <style:text-properties fo:letter-spacing="0.093cm" fo:font-weight="bold" style:font-weight-asian="bold"/>
    </style:style>
    <style:style style:name="T66" style:family="text">
      <style:text-properties fo:letter-spacing="0.097cm"/>
    </style:style>
    <style:style style:name="T67" style:family="text">
      <style:text-properties fo:letter-spacing="0.079cm"/>
    </style:style>
    <style:style style:name="T68" style:family="text">
      <style:text-properties fo:letter-spacing="-0.118cm"/>
    </style:style>
    <style:style style:name="T69" style:family="text">
      <style:text-properties fo:letter-spacing="-0.118cm" fo:background-color="#ffff00" loext:char-shading-value="0"/>
    </style:style>
    <style:style style:name="T70" style:family="text">
      <style:text-properties fo:letter-spacing="0.125cm"/>
    </style:style>
    <style:style style:name="T71" style:family="text">
      <style:text-properties style:text-scale="110%"/>
    </style:style>
    <style:style style:name="T72" style:family="text">
      <style:text-properties fo:letter-spacing="0.011cm" style:text-scale="110%"/>
    </style:style>
    <style:style style:name="T73" style:family="text">
      <style:text-properties fo:letter-spacing="0.011cm" style:text-scale="105%"/>
    </style:style>
    <style:style style:name="T74" style:family="text">
      <style:text-properties fo:letter-spacing="0.064cm"/>
    </style:style>
    <style:style style:name="T75" style:family="text">
      <style:text-properties fo:letter-spacing="0.081cm"/>
    </style:style>
    <style:style style:name="T76" style:family="text">
      <style:text-properties fo:letter-spacing="0.03cm"/>
    </style:style>
    <style:style style:name="T77" style:family="text">
      <style:text-properties fo:letter-spacing="0.034cm"/>
    </style:style>
    <style:style style:name="T78" style:family="text">
      <style:text-properties fo:letter-spacing="0.041cm"/>
    </style:style>
    <style:style style:name="T79" style:family="text">
      <style:text-properties fo:font-size="10pt" style:font-size-asian="10pt"/>
    </style:style>
    <style:style style:name="T80" style:family="text">
      <style:text-properties fo:font-size="10pt" style:font-size-asian="10pt" style:text-scale="105%"/>
    </style:style>
    <style:style style:name="T81" style:family="text">
      <style:text-properties fo:font-size="10pt" officeooo:rsid="000e13d1" style:font-size-asian="10pt" style:text-scale="105%"/>
    </style:style>
    <style:style style:name="T82" style:family="text">
      <style:text-properties fo:font-size="10pt" fo:letter-spacing="0.002cm" style:font-size-asian="10pt"/>
    </style:style>
    <style:style style:name="T83" style:family="text">
      <style:text-properties fo:font-size="10pt" fo:letter-spacing="0.123cm" style:font-size-asian="10pt"/>
    </style:style>
    <style:style style:name="T84" style:family="text">
      <style:text-properties fo:font-size="10pt" fo:letter-spacing="0.125cm" style:font-size-asian="10pt"/>
    </style:style>
    <style:style style:name="T85" style:family="text">
      <style:text-properties fo:font-size="10pt" fo:letter-spacing="-0.12cm" style:font-size-asian="10pt"/>
    </style:style>
    <style:style style:name="T86" style:family="text">
      <style:text-properties fo:font-size="10pt" fo:letter-spacing="0.051cm" style:font-size-asian="10pt"/>
    </style:style>
    <style:style style:name="T87" style:family="text">
      <style:text-properties fo:font-size="10pt" fo:letter-spacing="0.053cm" style:font-size-asian="10pt"/>
    </style:style>
    <style:style style:name="T88" style:family="text">
      <style:text-properties fo:font-size="10pt" fo:letter-spacing="0.055cm" style:font-size-asian="10pt"/>
    </style:style>
    <style:style style:name="T89" style:family="text">
      <style:text-properties fo:font-size="10pt" fo:letter-spacing="0.113cm" style:font-size-asian="10pt"/>
    </style:style>
    <style:style style:name="T90" style:family="text">
      <style:text-properties fo:font-size="10pt" fo:letter-spacing="0.111cm" style:font-size-asian="10pt"/>
    </style:style>
    <style:style style:name="T91" style:family="text">
      <style:text-properties fo:font-size="10pt" fo:letter-spacing="-0.118cm" style:font-size-asian="10pt"/>
    </style:style>
    <style:style style:name="T92" style:family="text">
      <style:text-properties fo:font-size="10pt" fo:letter-spacing="0.016cm" style:font-size-asian="10pt" style:text-scale="105%"/>
    </style:style>
    <style:style style:name="T93" style:family="text">
      <style:text-properties fo:font-size="10pt" fo:letter-spacing="0.019cm" style:font-size-asian="10pt" style:text-scale="105%"/>
    </style:style>
    <style:style style:name="T94" style:family="text">
      <style:text-properties fo:font-size="10pt" fo:letter-spacing="-0.125cm" style:font-size-asian="10pt" style:text-scale="105%"/>
    </style:style>
    <style:style style:name="T95" style:family="text">
      <style:text-properties fo:font-size="10pt" fo:letter-spacing="0.041cm" style:font-size-asian="10pt" style:text-scale="105%"/>
    </style:style>
    <style:style style:name="T96" style:family="text">
      <style:text-properties fo:font-size="10pt" fo:letter-spacing="0.042cm" style:font-size-asian="10pt" style:text-scale="105%"/>
    </style:style>
    <style:style style:name="T97" style:family="text">
      <style:text-properties fo:letter-spacing="0.058cm"/>
    </style:style>
    <style:style style:name="T98" style:family="text">
      <style:text-properties fo:letter-spacing="0.058cm" style:text-scale="105%"/>
    </style:style>
    <style:style style:name="T99" style:family="text">
      <style:text-properties fo:letter-spacing="0.085cm"/>
    </style:style>
    <style:style style:name="T100" style:family="text">
      <style:text-properties fo:letter-spacing="-0.007cm" style:text-scale="110%"/>
    </style:style>
    <style:style style:name="T101" style:family="text">
      <style:text-properties fo:letter-spacing="-0.007cm" style:text-scale="105%"/>
    </style:style>
    <style:style style:name="T102" style:family="text">
      <style:text-properties fo:letter-spacing="-0.011cm" style:text-scale="110%"/>
    </style:style>
    <style:style style:name="T103" style:family="text">
      <style:text-properties fo:letter-spacing="0.104cm"/>
    </style:style>
    <style:style style:name="T104" style:family="text">
      <style:text-properties fo:letter-spacing="0.106cm"/>
    </style:style>
    <style:style style:name="T105" style:family="text">
      <style:text-properties fo:letter-spacing="0.108cm"/>
    </style:style>
    <style:style style:name="T106" style:family="text">
      <style:text-properties fo:letter-spacing="0.049cm"/>
    </style:style>
    <style:style style:name="T107" style:family="text">
      <style:text-properties fo:letter-spacing="0.051cm"/>
    </style:style>
    <style:style style:name="T108" style:family="text">
      <style:text-properties fo:letter-spacing="0.009cm" style:text-scale="105%"/>
    </style:style>
    <style:style style:name="T109" style:family="text">
      <style:text-properties fo:letter-spacing="0.039cm"/>
    </style:style>
    <style:style style:name="T110" style:family="text">
      <style:text-properties fo:letter-spacing="0.046cm"/>
    </style:style>
    <style:style style:name="T111" style:family="text">
      <style:text-properties fo:letter-spacing="0.046cm" style:text-scale="105%"/>
    </style:style>
    <style:style style:name="T112" style:family="text">
      <style:text-properties fo:letter-spacing="0.095cm"/>
    </style:style>
    <style:style style:name="T113" style:family="text">
      <style:text-properties fo:letter-spacing="-0.002cm" style:text-scale="105%"/>
    </style:style>
    <style:style style:name="T114" style:family="text">
      <style:text-properties fo:letter-spacing="0.035cm" style:text-scale="105%"/>
    </style:style>
    <style:style style:name="T115" style:family="text">
      <style:text-properties fo:letter-spacing="0.037cm" style:text-scale="105%"/>
    </style:style>
    <style:style style:name="T116" style:family="text">
      <style:text-properties style:text-position="-13% 100%" fo:font-size="12pt" fo:letter-spacing="0.018cm" fo:font-weight="bold" style:font-size-asian="12pt" style:font-weight-asian="bold" style:font-weight-complex="bold" style:text-scale="105%"/>
    </style:style>
    <style:style style:name="T117" style:family="text">
      <style:text-properties style:text-position="-13% 100%" fo:font-size="8pt" style:font-size-asian="8pt"/>
    </style:style>
    <style:style style:name="T118" style:family="text">
      <style:text-properties style:text-position="-13% 100%" fo:letter-spacing="0.019cm" style:text-scale="105%"/>
    </style:style>
    <style:style style:name="T119" style:family="text">
      <style:text-properties style:text-position="-13% 100%" fo:letter-spacing="0.019cm" officeooo:rsid="0013f7d5" style:text-scale="105%"/>
    </style:style>
    <style:style style:name="T120" style:family="text">
      <style:text-properties style:text-position="-13% 100%" fo:letter-spacing="0.016cm" style:text-scale="105%"/>
    </style:style>
    <style:style style:name="T121" style:family="text">
      <style:text-properties style:text-position="-13% 100%" fo:letter-spacing="0.018cm" style:text-scale="105%"/>
    </style:style>
    <style:style style:name="T122" style:family="text">
      <style:text-properties style:text-position="-13% 100%" style:text-scale="105%"/>
    </style:style>
    <style:style style:name="T123" style:family="text">
      <style:text-properties fo:letter-spacing="-0.012cm" style:text-scale="110%"/>
    </style:style>
    <style:style style:name="T124" style:family="text">
      <style:text-properties fo:letter-spacing="-0.014cm" style:text-scale="110%"/>
    </style:style>
    <style:style style:name="T125" style:family="text">
      <style:text-properties fo:letter-spacing="-0.026cm" style:text-scale="120%"/>
    </style:style>
    <style:style style:name="T126" style:family="text">
      <style:text-properties fo:letter-spacing="-0.005cm" style:text-scale="105%"/>
    </style:style>
    <style:style style:name="T127" style:family="text">
      <style:text-properties fo:letter-spacing="-0.004cm" style:text-scale="105%"/>
    </style:style>
    <style:style style:name="T128" style:family="text">
      <style:text-properties fo:letter-spacing="-0.009cm" style:text-scale="105%"/>
    </style:style>
    <style:style style:name="T129" style:family="text">
      <style:text-properties officeooo:rsid="00053c4b"/>
    </style:style>
    <style:style style:name="T130" style:family="text">
      <style:text-properties officeooo:rsid="0007c559"/>
    </style:style>
    <style:style style:name="T131" style:family="text">
      <style:text-properties officeooo:rsid="00097a32"/>
    </style:style>
    <style:style style:name="T132" style:family="text">
      <style:text-properties officeooo:rsid="000b7272"/>
    </style:style>
    <style:style style:name="T133" style:family="text">
      <style:text-properties fo:background-color="#ffff00" loext:char-shading-value="0"/>
    </style:style>
    <style:style style:name="T134" style:family="text">
      <style:text-properties fo:color="#c9211e" loext:opacity="100%" fo:letter-spacing="0.125cm" fo:background-color="#ffff00" loext:char-shading-value="0"/>
    </style:style>
    <style:style style:name="T135" style:family="text">
      <style:text-properties fo:color="#c9211e" loext:opacity="100%" fo:letter-spacing="0.123cm" fo:background-color="#ffff00" loext:char-shading-value="0"/>
    </style:style>
    <style:style style:name="T136" style:family="text">
      <style:text-properties fo:color="#c9211e" loext:opacity="100%" fo:background-color="#ffff00" loext:char-shading-value="0"/>
    </style:style>
    <style:style style:name="T137" style:family="text">
      <style:text-properties fo:color="#c9211e" loext:opacity="100%" officeooo:rsid="000b7272" fo:background-color="#ffff00" loext:char-shading-value="0"/>
    </style:style>
    <style:style style:name="T138" style:family="text">
      <style:text-properties fo:color="#c9211e" loext:opacity="100%" fo:font-size="10pt" style:font-size-asian="10pt"/>
    </style:style>
    <style:style style:name="T139" style:family="text">
      <style:text-properties fo:color="#c9211e" loext:opacity="100%" fo:font-size="10pt" style:font-size-asian="10pt" style:text-scale="105%"/>
    </style:style>
    <style:style style:name="T140" style:family="text">
      <style:text-properties fo:color="#c9211e" loext:opacity="100%" fo:font-size="10pt" officeooo:rsid="000e13d1" style:font-size-asian="10pt" style:text-scale="105%"/>
    </style:style>
    <style:style style:name="T141" style:family="text">
      <style:text-properties officeooo:rsid="000bc429"/>
    </style:style>
    <style:style style:name="T142" style:family="text">
      <style:text-properties officeooo:rsid="000cd330"/>
    </style:style>
    <style:style style:name="T143" style:family="text">
      <style:text-properties officeooo:rsid="000e13d1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422cm" fo:min-width="1.268cm" fo:padding-top="0cm" fo:padding-bottom="0cm" fo:padding-left="0cm" fo:padding-right="0cm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목작론과 기계론</text:p>
      <text:p text:style-name="P4"/>
      <text:h text:style-name="P3" text:outline-level="2"><text:span text:style-name="T22"><text:s/></text:span><text:span text:style-name="T23">1.</text:span><text:span text:style-name="T30"> </text:span><text:span text:style-name="T23">‘ </text:span><text:span text:style-name="T24"><text:s/>목작론</text:span><text:span text:style-name="T23">’—</text:span><text:span text:style-name="T25">(zorilgiin onol)</text:span></text:h>
      <text:p text:style-name="P5"/>
      <text:p text:style-name="P11">근대성은 목적론에 대한 근본적-<text:span text:style-name="T129">(eh undest, suurit)</text:span> 비판과 함께 시작된다. 아리스토텔레스의 목적론,<text:span text:style-name="T9"> </text:span>기독교-<text:span text:style-name="T129">(christanity)</text:span>의<text:span text:style-name="T31"> </text:span>목적론을<text:span text:style-name="T31"> </text:span>설명해보자.</text:p>
      <text:p text:style-name="P20"/>
      <text:h text:style-name="P6" text:outline-level="2"><text:span text:style-name="T23">§</text:span><text:span text:style-name="T22"> </text:span><text:span text:style-name="T23">1.</text:span><text:span text:style-name="T30"> </text:span><text:span text:style-name="T23">‘환멸’-</text:span><text:span text:style-name="T25">(uram hugalah) </text:span><text:span text:style-name="T23">이란</text:span><text:span text:style-name="T33"> </text:span><text:span text:style-name="T23">무엇인가?</text:span></text:h>
      <text:p text:style-name="P24"/>
      <text:p text:style-name="P12"><text:span text:style-name="T23">영어에 disenchant라는 단어가 있다. 불어로는 désenchanter로 같은 뜻이다. 영어</text:span><text:span text:style-name="T10"> </text:span><text:span text:style-name="T23">의</text:span><text:span text:style-name="T15"> </text:span><text:span text:style-name="T23">disenchant(명사형</text:span><text:span text:style-name="T15"> </text:span><text:span text:style-name="T23">disenchantment</text:span><text:span text:style-name="T34">), </text:span><text:span text:style-name="T23">불어의</text:span><text:span text:style-name="T15"> </text:span><text:span text:style-name="T23">désenchanter(명사형</text:span><text:span text:style-name="T15"> </text:span><text:span text:style-name="T23">désenchantement)</text:span><text:span text:style-name="T35"> </text:span><text:span text:style-name="T23">는 무슨 뜻일까? 사전을 찾아보면 “마법에서 풀리다”, “자유롭게 해주다”, “미몽에서 깨어</text:span><text:span text:style-name="T10"> </text:span><text:span text:style-name="T23">나다</text:span><text:span text:style-name="T36">” </text:span><text:span text:style-name="T23">등의</text:span><text:span text:style-name="T37"> </text:span><text:span text:style-name="T23">뜻이</text:span><text:span text:style-name="T39"> </text:span><text:span text:style-name="T23">있다</text:span><text:span text:style-name="T40">. </text:span><text:span text:style-name="T23">그런데</text:span><text:span text:style-name="T40"> “</text:span><text:span text:style-name="T23">환멸(幻滅)을</text:span><text:span text:style-name="T7"> </text:span><text:span text:style-name="T23">느끼다”라는</text:span><text:span text:style-name="T37"> </text:span><text:span text:style-name="T23">뜻도</text:span><text:span text:style-name="T7"> </text:span><text:span text:style-name="T23">있다</text:span><text:span text:style-name="T40">. </text:span><text:span text:style-name="T23">라틴어의</text:span><text:span text:style-name="T7"> </text:span><text:span text:style-name="T23">cantare에서</text:span><text:span text:style-name="T41"> </text:span><text:span text:style-name="T23">유래한 chant가 기본적으로 “노래”, “주문”이라는 뜻이니, “~ 안에”라는 뜻의 in이나 en과</text:span><text:span text:style-name="T10"> </text:span><text:span text:style-name="T23">합쳐지면 “노래 안에”, “주문이 걸린”, “마법에 홀린” “매혹하는” 정도의 뜻이 될 것이다.</text:span><text:span text:style-name="T10"> </text:span><text:span text:style-name="T23">그리고 다시 부정을 나타내는 dis나 des와 합쳐지면, “노래나 주문, 마법에서 빠져나옴” 정</text:span><text:span text:style-name="T10"> </text:span><text:span text:style-name="T23">도의 뜻이 된다. 따라서, 주문과 마법 속에서 황홀감-</text:span><text:span text:style-name="T26">(huuruh setgel)</text:span><text:span text:style-name="T23">을 느끼던 이가 현실을 깨닫게 될 때</text:span><text:span text:style-name="T10"> </text:span><text:span text:style-name="T23">환멸을 느낄 수 있을 것이다. 그리고 그러한 황홀감이 전부라고 생각한 이들은 삶의 의미</text:span><text:span text:style-name="T10"> </text:span><text:span text:style-name="T23">자체를-</text:span><text:span text:style-name="T26">(biy daasan baidal)</text:span><text:span text:style-name="T43"> </text:span><text:span text:style-name="T23">상실했다고-</text:span><text:span text:style-name="T26">(aldah geeh)</text:span><text:span text:style-name="T43"> </text:span><text:span text:style-name="T23">느낄</text:span><text:span text:style-name="T44"> </text:span><text:span text:style-name="T23">것이다.</text:span></text:p>
      <text:p text:style-name="P25"/>
      <text:h text:style-name="P6" text:outline-level="2"><text:span text:style-name="T23">§</text:span><text:span text:style-name="T34"> </text:span><text:span text:style-name="T23">2.</text:span><text:span text:style-name="T45"> </text:span><text:span text:style-name="T23">해방-</text:span><text:span text:style-name="T26">(chuluulult) </text:span><text:span text:style-name="T23">인가</text:span><text:span text:style-name="T46"> </text:span><text:span text:style-name="T23">환멸인가?</text:span></text:h>
      <text:p text:style-name="P30"/>
      <text:p text:style-name="P12"><text:span text:style-name="T23">이렇게 때로는 긍정적 의미로 때로는 부정적 의미로 쓰이는 disenchantment라는</text:span><text:span text:style-name="T10"> </text:span><text:span text:style-name="T23">단어는 서양에서 고대와 중세를-</text:span><text:span text:style-name="T26">(dundad zuun)</text:span><text:span text:style-name="T23"> 지나 근대로 넘어오는 시기의 변화를 의미할 때 자주 사용</text:span><text:span text:style-name="T41"> </text:span><text:span text:style-name="T23">하는 말이다. 마법-</text:span><text:span text:style-name="T26">(ilbe)</text:span><text:span text:style-name="T23">에서 풀려나는 것을 해방으로 본 이들은 참된-</text:span><text:span text:style-name="T26">(unen zuv)</text:span><text:span text:style-name="T23"> 세계가 도래한다고-</text:span><text:span text:style-name="T26">(hurch ireh)</text:span><text:span text:style-name="T23"> 생각할</text:span><text:span text:style-name="T10"> </text:span><text:span text:style-name="T23">것이며, 마법에 의미를 부여했던-</text:span><text:span text:style-name="T26">(olgoh)</text:span><text:span text:style-name="T23"> 이들은 상실감-</text:span><text:span text:style-name="T26">(setgel hoosroh)</text:span><text:span text:style-name="T23">을 가질 것이다. 예를 들어, 모든 마법을 부정한-</text:span><text:span text:style-name="T27">(uguisgeh)</text:span><text:span text:style-name="T23"> 데카르트는 자연은 더 이상 어떤 힘을 간청해야할-</text:span><text:span text:style-name="T27">(guih huseh)</text:span><text:span text:style-name="T23"> 요정이나 여신이 아니라고 단언했</text:span><text:span text:style-name="T10"> </text:span><text:span text:style-name="T23">고, 과학에 의한 인간과 자연의 분리에 환멸을 느꼈던 파스칼은 “저 무한한 우주공간의 침</text:span><text:span text:style-name="T10"> </text:span><text:span text:style-name="T23">묵은 나를 오싹하게 한다”라고 했다. 서구 근대인들에게 마법에 걸린 세계는 어떤 세계를</text:span><text:span text:style-name="T10"> </text:span><text:span text:style-name="T23">의미했을까? 일반적으로 그것은 </text:span><text:soft-page-break/><text:span text:style-name="T23">물질적이지 않은 어떤 원리, 즉 관념성이-</text:span><text:span text:style-name="T27">(hiisver shinj chanar)</text:span><text:span text:style-name="T23"> 물질계를-</text:span><text:span text:style-name="T27">()</text:span><text:span text:style-name="T23"> 이끌고</text:span><text:span text:style-name="T41"> </text:span>있는 세계를 말한다. 그리고 이러한 세계관은 고대의 목적론과 기독교의 목적론이 공유하는<text:span text:style-name="T9"> </text:span><text:span text:style-name="T23">관점이다.</text:span></text:p>
      <text:p text:style-name="P26"/>
      <text:h text:style-name="P6" text:outline-level="2"><text:span text:style-name="T23">§</text:span><text:span text:style-name="T33"> </text:span><text:span text:style-name="T23">3.</text:span><text:span text:style-name="T34"> </text:span><text:span text:style-name="T23">세계는</text:span><text:span text:style-name="T33"> </text:span><text:span text:style-name="T23">왜</text:span><text:span text:style-name="T4"> </text:span><text:span text:style-name="T23">변하는가?</text:span></text:h>
      <text:p text:style-name="P30"/>
      <text:p text:style-name="P12">근대의<text:span text:style-name="T9"> </text:span>여명기(1500-1600년)까지 2000년<text:span text:style-name="T9"> </text:span>이상<text:span text:style-name="T9"> </text:span>서구의<text:span text:style-name="T9"> </text:span>자연관을 지배해온-<text:span text:style-name="T130">(noyrhoh)</text:span><text:span text:style-name="T9"> </text:span>아리스토텔레스의<text:span text:style-name="T47"> </text:span>관점은<text:span text:style-name="T47"> </text:span>질료형상론이라-<text:span text:style-name="T130">(hylomorphism)</text:span> 불린다. 아리스토텔레스의 핵심적 관심사는 세계의 변화<text:span text:style-name="T9"> </text:span>를<text:span text:style-name="T48"> </text:span>설명하는<text:span text:style-name="T18"> </text:span>것이다.<text:span text:style-name="T48"> </text:span>이<text:span text:style-name="T20"> </text:span>세계를<text:span text:style-name="T48"> </text:span>바라보고<text:span text:style-name="T20"> </text:span>탐구하면서-<text:span text:style-name="T130">(shinjleh, sudlah)</text:span><text:span text:style-name="T20"> </text:span>가장<text:span text:style-name="T48"> </text:span>기본적으로<text:span text:style-name="T48"> </text:span>받아들일<text:span text:style-name="T48"> </text:span>수<text:span text:style-name="T20"> </text:span>있는<text:span text:style-name="T48"> </text:span>사실은<text:span text:style-name="T14"> </text:span>운동<text:span text:style-name="T12"> </text:span>혹은<text:span text:style-name="T12"> </text:span>변화이다.<text:span text:style-name="T16"> </text:span>식물들은<text:span text:style-name="T14"> </text:span>자라고<text:span text:style-name="T14"> </text:span>동물들도<text:span text:style-name="T12"> </text:span>뛰고<text:span text:style-name="T12"> </text:span>헤엄치며-<text:span text:style-name="T130">(seleh)</text:span><text:span text:style-name="T14"> </text:span>날아다닌다.<text:span text:style-name="T14"> </text:span>또한<text:span text:style-name="T12"> </text:span>이러한<text:span text:style-name="T50"> </text:span>질적인-<text:span text:style-name="T130">(chanariin, une tseniin)</text:span><text:span text:style-name="T51"> </text:span>변화<text:span text:style-name="T52"> </text:span>외에도<text:span text:style-name="T52"> </text:span>사물들의<text:span text:style-name="T52"> </text:span>생멸이<text:span text:style-name="T51"> </text:span>있다.<text:span text:style-name="T51"> </text:span>탄생도<text:span text:style-name="T51"> </text:span>변화이고<text:span text:style-name="T52"> </text:span>죽음도<text:span text:style-name="T52"> </text:span>변화이다.<text:span text:style-name="T50"> </text:span>이렇게<text:span text:style-name="T17"> </text:span>변화하는<text:span text:style-name="T31"> </text:span>존재들이<text:span text:style-name="T31"> </text:span>있고<text:span text:style-name="T31"> </text:span>이들의<text:span text:style-name="T31"> </text:span>변화는<text:span text:style-name="T31"> </text:span>운동에<text:span text:style-name="T31"> </text:span>의해<text:span text:style-name="T31"> </text:span>일어난다.</text:p>
      <text:p text:style-name="P21"/>
      <text:h text:style-name="P6" text:outline-level="2">§<text:span text:style-name="T53"> </text:span>4.<text:span text:style-name="T20"> </text:span>생성<text:span text:style-name="T48"> </text:span>혹은<text:span text:style-name="T48"> </text:span>“되기”(becoming)</text:h>
      <text:p text:style-name="P30"/>
      <text:p text:style-name="P12">변화는 어떤 상태에서 다른 상태가 되는 것이다. 도토리가-<text:span text:style-name="T130">(tsarsnii borgotsoi)</text:span> 자라서 참나무가 된다고<text:span text:style-name="T9"> </text:span>해보자. 물론, 이러 저러한 외부상황들 때문에 도토리가 참나무로 자라지 않는 경우도 있다.<text:span text:style-name="T9"> </text:span>도토리가 멧돼지에게 먹혀 분비물로 변하거나, 썩어서 땅에 묻히는 등 여러 돌발-<text:span text:style-name="T131">(genet,ogtsom)</text:span> 상태가 가능하다.<text:span text:style-name="T16"> </text:span>하지만<text:span text:style-name="T13"> </text:span>정상적으로<text:span text:style-name="T12"> </text:span>양분을-<text:span text:style-name="T131">(shim tejeel)</text:span><text:span text:style-name="T55"> </text:span>먹고<text:span text:style-name="T12"> </text:span>햇빛을<text:span text:style-name="T13"> </text:span>받으면<text:span text:style-name="T13"> </text:span>참나무가<text:span text:style-name="T12"> </text:span>될<text:span text:style-name="T55"> </text:span>것이다.<text:span text:style-name="T16"> </text:span>여기서<text:span text:style-name="T13"> </text:span>변화하<text:span text:style-name="T17"> </text:span>는 혹은 다른 상태로 “되는” 존재는 복합적이라는 것을 알 수 있다. 도토리는 우리가 도토리라고 규정할-<text:span text:style-name="T131">(togtooh, todorhoiloh)</text:span> 수 있는 하나의 결정된 질을 현재 가지고 있으나, 참나무가 될 가능성 혹은<text:span text:style-name="T9"> </text:span>잠재력을-<text:span text:style-name="T131">(nuugdmal aviyas)</text:span><text:span text:style-name="T56"> </text:span>또한<text:span text:style-name="T57"> </text:span>가지고<text:span text:style-name="T58"> </text:span>있다.<text:span text:style-name="T56"> </text:span>아리스토텔레스에<text:span text:style-name="T56"> </text:span>따르면,<text:span text:style-name="T56"> </text:span>이렇게<text:span text:style-name="T56"> </text:span>도토리가<text:span text:style-name="T57"> </text:span>현재<text:span text:style-name="T56"> </text:span>특정한<text:span text:style-name="T57"> </text:span>규정성을 가지고 존재하는 상태를 <text:span text:style-name="T59">현실태</text:span>라고 하며, 참나무가 될 가능성의 상태를 <text:span text:style-name="T59">가능태 </text:span>혹은<text:span text:style-name="T9"> </text:span><text:span text:style-name="T59">잠재태</text:span>라고 한다. 따라서 ‘생성’ 혹은 ‘됨은 이미 존재하고 규정되어 있는 실재를 내포하는-<text:span text:style-name="T131">(aguulah, bagtaah)</text:span><text:span text:style-name="T9"> </text:span>현실태인<text:span text:style-name="T31"> </text:span>동시에,<text:span text:style-name="T31"> </text:span>아직<text:span text:style-name="T31"> </text:span>결여하고-<text:span text:style-name="T131">(dutagdah)</text:span><text:span text:style-name="T18"> </text:span>있는<text:span text:style-name="T18"> </text:span>규정을-<text:span text:style-name="T132">(togtooson durem juram)</text:span><text:span text:style-name="T31"> </text:span>향하는-<text:span text:style-name="T131">()</text:span><text:span text:style-name="T18"> </text:span>잠재태이다.</text:p>
      <text:p text:style-name="P26"/>
      <text:h text:style-name="P6" text:outline-level="2"><text:span text:style-name="T23">§</text:span><text:span text:style-name="T22"> </text:span><text:span text:style-name="T23">5.</text:span><text:span text:style-name="T4"> </text:span><text:span text:style-name="T23">질료</text:span><text:span text:style-name="T28">(matter)</text:span><text:span text:style-name="T23">와</text:span><text:span text:style-name="T22"> </text:span><text:span text:style-name="T23">형상</text:span><text:span text:style-name="T28">(form)</text:span></text:h>
      <text:p text:style-name="P30"/>
      <text:p text:style-name="P12">현실태-<text:span text:style-name="T132">(aristolteilan philosophy-iin actuality)</text:span>와<text:span text:style-name="T9"> </text:span>잠재태의-<text:span text:style-name="T132">(Potentiality)</text:span><text:span text:style-name="T9"> </text:span>상보적-<text:span text:style-name="T132">(biy biynee orolson , nuhsun)</text:span><text:span text:style-name="T9"> </text:span>관계는<text:span text:style-name="T9"> </text:span>질료(matter)와<text:span text:style-name="T9"> </text:span>형상(form)에<text:span text:style-name="T9"> </text:span>적용될<text:span text:style-name="T9"> </text:span>수<text:span text:style-name="T9"> </text:span>있다.<text:span text:style-name="T17"> </text:span>이번에는<text:span text:style-name="T60"> </text:span>밀가루<text:span text:style-name="T61"> </text:span>반죽을<text:span text:style-name="T61"> </text:span>예로<text:span text:style-name="T61"> </text:span>들어보자.<text:span text:style-name="T60"> </text:span>밀가루<text:span text:style-name="T61"> </text:span>반죽은<text:span text:style-name="T61"> </text:span>특정한<text:span text:style-name="T62"> </text:span>현실적<text:span text:style-name="T62"> </text:span>규정을<text:span text:style-name="T62"> </text:span>가진<text:span text:style-name="T62"> </text:span>현실태<text:span text:style-name="T17"> </text:span>이다. 이 밀가루 반죽도 밀가루, 물, 소금 등등의 재료들이 합쳐져서 이전 상태에서 지금의<text:span text:style-name="T9"> </text:span>상태가<text:span text:style-name="T63"> </text:span>된<text:span text:style-name="T64"> </text:span>것이기<text:span text:style-name="T63"> </text:span>때문이다.<text:span text:style-name="T64"> </text:span>그러나<text:span text:style-name="T63"> </text:span>밀가루<text:span text:style-name="T64"> </text:span>반죽은<text:span text:style-name="T63"> </text:span><text:soft-page-break/>빵이<text:span text:style-name="T64"> </text:span>될<text:span text:style-name="T66"> </text:span>수도<text:span text:style-name="T64"> </text:span>있고,<text:span text:style-name="T63"> </text:span>칼국수가<text:span text:style-name="T64"> </text:span>될<text:span text:style-name="T63"> </text:span>수도<text:span text:style-name="T17"> </text:span>있고,<text:span text:style-name="T55"> </text:span>만두피가<text:span text:style-name="T61"> </text:span>될<text:span text:style-name="T62"> </text:span>수도<text:span text:style-name="T61"> </text:span>있고,<text:span text:style-name="T61"> </text:span>쿠키가<text:span text:style-name="T61"> </text:span>될<text:span text:style-name="T55"> </text:span>수도<text:span text:style-name="T62"> </text:span>있기<text:span text:style-name="T61"> </text:span>때문에<text:span text:style-name="T67"> </text:span>잠재태이다.<text:span text:style-name="T55"> </text:span>밀가루<text:span text:style-name="T55"> </text:span>반죽이라는<text:span text:style-name="T17"> </text:span>재료<text:span text:style-name="T61"> </text:span>혹은<text:span text:style-name="T61"> </text:span>‘질료-<text:span text:style-name="T132">(matter)</text:span>’가<text:span text:style-name="T55"> </text:span>여러<text:span text:style-name="T55"> </text:span>형태들<text:span text:style-name="T55"> </text:span>혹은<text:span text:style-name="T67"> </text:span>형상들로<text:span text:style-name="T55"> </text:span>변할<text:span text:style-name="T55"> </text:span>수<text:span text:style-name="T55"> </text:span>있는<text:span text:style-name="T55"> </text:span>것이다.<text:span text:style-name="T60"> </text:span>이제<text:span text:style-name="T55"> </text:span><text:span text:style-name="T133">아리스토텔레스</text:span><text:span text:style-name="T69"> </text:span><text:span text:style-name="T133">가</text:span><text:span text:style-name="T11"> </text:span><text:span text:style-name="T133">보는</text:span><text:span text:style-name="T9"> </text:span>자연이<text:span text:style-name="T47"> </text:span>어떻게 구성되는지 어느 정도 파악될<text:span text:style-name="T47"> </text:span>수 있다.<text:span text:style-name="T47"> </text:span><text:span text:style-name="T136">자연은</text:span><text:span text:style-name="T134"> </text:span><text:span text:style-name="T136">수많은 형상들을</text:span><text:span text:style-name="T135"> </text:span><text:span text:style-name="T136">가진 실체들-</text:span><text:span text:style-name="T137">(zuil , biyt)</text:span><text:span text:style-name="T136">의 총체이다-</text:span><text:span text:style-name="T137">(buh bugd zuil)</text:span><text:span text:style-name="T136">.</text:span> 그리고 이 실체들 사이에는 일정한 질서가-<text:span text:style-name="T132">(des daraa , sahilga, durem juram)</text:span> 존재한다. 예를 들어, 무기물은<text:span text:style-name="T62"> </text:span>식물들에게<text:span text:style-name="T62"> </text:span>양분을<text:span text:style-name="T62"> </text:span>공급하고<text:span text:style-name="T61"> </text:span>식물은<text:span text:style-name="T61"> </text:span>동물들의<text:span text:style-name="T62"> </text:span>먹이가<text:span text:style-name="T61"> </text:span>되며,<text:span text:style-name="T60"> </text:span>작은<text:span text:style-name="T61"> </text:span>동물들은<text:span text:style-name="T60"> </text:span>큰<text:span text:style-name="T61"> </text:span>동물들의 먹이가 되면서 변화할 것이다. 또 무기물, 식물, 동물들의 특질들은-<text:span text:style-name="T141">(ontsgoi shinj)</text:span> 인간에게 모두 발견되며 유용하게 사용된다. 이렇게 서로 질적인-<text:span text:style-name="T141">(une tsen , mun chanariin)</text:span> 차이를 지닌 무수히 많은 형상의 존재들이<text:span text:style-name="T9"> </text:span>변화하며<text:span text:style-name="T31"> </text:span>어우러지는<text:span text:style-name="T31"> </text:span>세계가<text:span text:style-name="T31"> </text:span>아리스토텔레스의<text:span text:style-name="T31"> </text:span>자연관이다.</text:p>
      <text:p text:style-name="P27"/>
      <text:h text:style-name="P6" text:outline-level="2"><text:span text:style-name="T71">§</text:span><text:span text:style-name="T38"> </text:span><text:span text:style-name="T71">6.</text:span><text:span text:style-name="T72"> </text:span><text:span text:style-name="T71">운동</text:span></text:h>
      <text:p text:style-name="P30"/>
      <text:p text:style-name="P12">그러나<text:span text:style-name="T48"> </text:span>한<text:span text:style-name="T48"> </text:span>현실태가<text:span text:style-name="T53"> </text:span>다른<text:span text:style-name="T48"> </text:span>현실태로<text:span text:style-name="T48"> </text:span>변화하는<text:span text:style-name="T20"> </text:span>근거의<text:span text:style-name="T53"> </text:span>설명이<text:span text:style-name="T20"> </text:span>아직<text:span text:style-name="T48"> </text:span>부족하다.<text:span text:style-name="T48"> </text:span>도토리를-<text:span text:style-name="T141">(tsarsnii borgotsoi)</text:span> 가만놔두면 참나무가 되는 것도 아니고, 밀가루 반죽을 그냥 놔두면 쿠키가 되는 것도<text:span text:style-name="T9"> </text:span>아니다.<text:span text:style-name="T16"> </text:span>일정한<text:span text:style-name="T12"> </text:span>작용<text:span text:style-name="T53"> </text:span>혹은<text:span text:style-name="T74"> </text:span>운동이<text:span text:style-name="T12"> </text:span>가해져야<text:span text:style-name="T12"> </text:span>한<text:span text:style-name="T74"> </text:span>상태가<text:span text:style-name="T12"> </text:span>다른<text:span text:style-name="T12"> </text:span>상태가<text:span text:style-name="T13"> </text:span>된다.<text:span text:style-name="T16"> </text:span>하지만<text:span text:style-name="T12"> </text:span>운동은<text:span text:style-name="T53"> </text:span>또<text:span text:style-name="T17"> </text:span>다른<text:span text:style-name="T13"> </text:span>운동을<text:span text:style-name="T14"> </text:span>요구한다.<text:span text:style-name="T74"> </text:span>그리고<text:span text:style-name="T74"> </text:span>또 다른<text:span text:style-name="T16"> </text:span>운동은<text:span text:style-name="T74"> </text:span>다시<text:span text:style-name="T16"> </text:span>제3의<text:span text:style-name="T74"> </text:span>운동을<text:span text:style-name="T16"> </text:span>필요로<text:span text:style-name="T74"> </text:span>한다.<text:span text:style-name="T74"> </text:span>이렇게<text:span text:style-name="T16"> </text:span>운동의<text:span text:style-name="T12"> </text:span>사슬은-<text:span text:style-name="T141">(ginj)</text:span><text:span text:style-name="T13"> </text:span>무한히<text:span text:style-name="T13"> </text:span>이어질<text:span text:style-name="T13"> </text:span>것이다.<text:span text:style-name="T16"> </text:span>여기서부터<text:span text:style-name="T13"> </text:span>문제가<text:span text:style-name="T13"> </text:span>복잡해진다.<text:span text:style-name="T55"> </text:span>만일-<text:span text:style-name="T141">(hervee)</text:span><text:span text:style-name="T12"> </text:span>운동의<text:span text:style-name="T13"> </text:span>사슬이<text:span text:style-name="T13"> </text:span>무한<text:span text:style-name="T17"> </text:span>히 이어진다면, 애초에-<text:span text:style-name="T141">(but anhnaasaa)</text:span> 설명하고자 했던 ‘변화’가 불가능해진다. 바로 이점에서 <text:span text:style-name="T133">아리스토텔</text:span><text:span text:style-name="T11"> </text:span><text:span text:style-name="T133">레스의</text:span><text:span text:style-name="T54"> </text:span><text:span text:style-name="T133">외침</text:span>을-<text:span text:style-name="T141">(dairalt, bodol sanaagaa tuushtai ilerhiileh)</text:span><text:span text:style-name="T74"> </text:span>이해해야<text:span text:style-name="T74"> </text:span>한다.<text:span text:style-name="T48"> </text:span>“어디선가<text:span text:style-name="T74"> </text:span>멈춰야<text:span text:style-name="T74"> </text:span>한다!”(ananke<text:span text:style-name="T74"> </text:span>stenai)</text:p>
      <text:p text:style-name="P39"/>
      <text:h text:style-name="P7" text:outline-level="2"><text:span text:style-name="T23">§</text:span><text:span text:style-name="T4"> </text:span><text:span text:style-name="T23">7.</text:span><text:span text:style-name="T34"> </text:span><text:span text:style-name="T23">부동-</text:span><text:span text:style-name="T29">(togtmol)</text:span><text:span text:style-name="T23">의</text:span><text:span text:style-name="T30"> </text:span><text:span text:style-name="T23">원동자-</text:span><text:span text:style-name="T29">(gol huchin zuil)</text:span></text:h>
      <text:p text:style-name="P31"/>
      <text:p text:style-name="P13">혹시<text:span text:style-name="T12"> </text:span>운동의<text:span text:style-name="T13"> </text:span>사슬의<text:span text:style-name="T13"> </text:span>끝에<text:span text:style-name="T13"> </text:span>어떤<text:span text:style-name="T13"> </text:span>동체가-<text:span text:style-name="T141">(biyt)</text:span><text:span text:style-name="T12"> </text:span>있다면<text:span text:style-name="T16"> </text:span>변화에<text:span text:style-name="T13"> </text:span>대한<text:span text:style-name="T13"> </text:span>설명이<text:span text:style-name="T13"> </text:span>가능할까?<text:span text:style-name="T12"> </text:span>그럴<text:span text:style-name="T17"> </text:span>수<text:span text:style-name="T67"> </text:span>없다.<text:span text:style-name="T61"> </text:span>만일<text:span text:style-name="T67"> </text:span>그것이<text:span text:style-name="T75"> </text:span>움직이는<text:span text:style-name="T60"> </text:span>동체라면,<text:span text:style-name="T62"> </text:span>역시<text:span text:style-name="T75"> </text:span>움직임을<text:span text:style-name="T60"> </text:span>통해<text:span text:style-name="T60"> </text:span>다른<text:span text:style-name="T60"> </text:span>상태가<text:span text:style-name="T61"> </text:span>될<text:span text:style-name="T67"> </text:span>수<text:span text:style-name="T60"> </text:span>있을<text:span text:style-name="T61"> </text:span>것이고, 그것을 움직이게 한 또다른 동체를 다시 가정해야 할 것이기 때문이다. 결국, 변화가<text:span text:style-name="T9"> </text:span>가능하고 설명이 되려면, 운동의 근원이되 자신은 전혀 움직이지 않는 존재가 있어야 한다.<text:span text:style-name="T9"> </text:span>이러한 역설적-<text:span text:style-name="T142">(battai , nottoi)</text:span> 존재가 바로 아리스토텔레스가 인정하는 부동의 원동자, 즉 신이다. 신을 부정하는<text:span text:style-name="T18"> </text:span>것은<text:span text:style-name="T18"> </text:span>변화의<text:span text:style-name="T18"> </text:span>실재성과<text:span text:style-name="T18"> </text:span>가지성을-<text:span text:style-name="T142">(salaalmal baidal)</text:span><text:span text:style-name="T18"> </text:span>부정하는<text:span text:style-name="T20"> </text:span>것이며,<text:span text:style-name="T31"> </text:span>경험과<text:span text:style-name="T18"> </text:span>이성을-<text:span text:style-name="T142">(oyun uhaan)</text:span><text:span text:style-name="T18"> </text:span>부정하는<text:span text:style-name="T18"> </text:span>것이다.</text:p>
      <text:p text:style-name="P21"/>
      <text:h text:style-name="P6" text:outline-level="2"><text:span text:style-name="T23">§</text:span><text:span text:style-name="T33"> </text:span><text:span text:style-name="T23">8.</text:span><text:span text:style-name="T34"> </text:span><text:span text:style-name="T23">신은</text:span><text:span text:style-name="T33"> </text:span><text:span text:style-name="T23">무엇을</text:span><text:span text:style-name="T4"> </text:span><text:span text:style-name="T23">하는가?</text:span></text:h>
      <text:p text:style-name="P30"/>
      <text:p text:style-name="P12">아리스토텔레스의<text:span text:style-name="T53"> </text:span>신은<text:span text:style-name="T53"> </text:span>움직이지<text:span text:style-name="T74"> </text:span>않는다<text:span text:style-name="T76">. </text:span>그렇다면<text:span text:style-name="T53"> </text:span>신은<text:span text:style-name="T74"> </text:span>아무것도<text:span text:style-name="T53"> </text:span>하지<text:span text:style-name="T53"> </text:span>않는가<text:span text:style-name="T77">? </text:span>만<text:span text:style-name="T17"> </text:span>일<text:span text:style-name="T75"> </text:span>그렇다면<text:span text:style-name="T75"> </text:span>신은<text:span text:style-name="T58"> </text:span>무-<text:span text:style-name="T142">(orgui hooson)-</text:span>(無)에<text:span text:style-name="T75"> </text:span>불과할<text:span text:style-name="T75"> </text:span>것이다<text:span text:style-name="T78">. </text:span>아리스토텔레스에<text:span text:style-name="T75"> </text:span>따르면<text:span text:style-name="T78">, </text:span>세<text:span text:style-name="T75"> </text:span>가지<text:span text:style-name="T75"> </text:span>행동<text:span text:style-name="T58"> </text:span>방식이<text:span text:style-name="T17"> </text:span>있다:</text:p>
      <text:list text:style-name="WWNum1">
        <text:list-item>
          <text:p text:style-name="P34" loext:marker-style-name="T79"><text:span text:style-name="T138">생산</text:span><text:span text:style-name="T79">(poiein/production):</text:span><text:span text:style-name="T82"> </text:span><text:span text:style-name="T79">생산이란</text:span><text:span text:style-name="T82"> </text:span><text:span text:style-name="T79">어떤</text:span><text:span text:style-name="T82"> </text:span><text:span text:style-name="T79">사물을</text:span><text:span text:style-name="T83"> </text:span><text:span text:style-name="T79">다른</text:span><text:span text:style-name="T83"> </text:span><text:span text:style-name="T79">상태로</text:span><text:span text:style-name="T83"> </text:span><text:span text:style-name="T79">변형시키는</text:span><text:span text:style-name="T84"> </text:span><text:span text:style-name="T79">것이다.</text:span><text:span text:style-name="T86"> </text:span><text:span text:style-name="T79">신은</text:span><text:span text:style-name="T87"> </text:span><text:span text:style-name="T79">운동하지</text:span><text:span text:style-name="T88"> </text:span><text:span text:style-name="T79">않으므로</text:span><text:span text:style-name="T87"> </text:span><text:span text:style-name="T79">생산을</text:span><text:span text:style-name="T88"> </text:span><text:span text:style-name="T79">하지</text:span><text:span text:style-name="T87"> </text:span><text:span text:style-name="T79">않는다.</text:span></text:p>
        </text:list-item>
        <text:list-item>
          <text:p text:style-name="P35" loext:marker-style-name="T79"><text:span text:style-name="T138">실천</text:span><text:span text:style-name="T79">(praxis/practice):</text:span><text:span text:style-name="T89"> </text:span><text:span text:style-name="T79">실천이란</text:span><text:span text:style-name="T90"> </text:span><text:span text:style-name="T79">행위자가</text:span><text:span text:style-name="T90"> </text:span><text:span text:style-name="T79">(도덕적으로</text:span><text:span text:style-name="T90"> </text:span><text:span text:style-name="T79">정치적으로)</text:span><text:span text:style-name="T90"> </text:span><text:span text:style-name="T79">자신을</text:span><text:span text:style-name="T90"> </text:span><text:span text:style-name="T79">변형</text:span><text:span text:style-name="T91"> </text:span><text:span text:style-name="T79">시키는</text:span><text:span text:style-name="T87"> </text:span><text:span text:style-name="T79">것을</text:span><text:span text:style-name="T88"> </text:span><text:span text:style-name="T79">말한다.</text:span><text:span text:style-name="T86"> </text:span><text:span text:style-name="T79">신은</text:span><text:span text:style-name="T88"> </text:span><text:span text:style-name="T79">운동하지</text:span><text:span text:style-name="T88"> </text:span><text:span text:style-name="T79">않으므로</text:span><text:span text:style-name="T87"> </text:span><text:span text:style-name="T79">역시</text:span><text:span text:style-name="T88"> </text:span><text:span text:style-name="T79">실천하지</text:span><text:span text:style-name="T87"> </text:span><text:span text:style-name="T79">않는다.</text:span></text:p>
        </text:list-item>
        <text:list-item>
          <text:p text:style-name="P36" loext:marker-style-name="T79"><text:span text:style-name="T139">관조-</text:span><text:span text:style-name="T140">(ergetsuulel , bysalgal)-</text:span><text:span text:style-name="T80">(theoria/contemplation):</text:span><text:span text:style-name="T92"> </text:span><text:span text:style-name="T80">관조는</text:span><text:span text:style-name="T93"> </text:span><text:span text:style-name="T80">대상을</text:span><text:span text:style-name="T92"> </text:span><text:span text:style-name="T80">고정적으로</text:span><text:span text:style-name="T81">-(togtvortoi)</text:span><text:span text:style-name="T93"> </text:span><text:span text:style-name="T80">바라본다는</text:span><text:span text:style-name="T93"> </text:span><text:span text:style-name="T80">의미이다.</text:span><text:span text:style-name="T94"> </text:span><text:span text:style-name="T80">신이</text:span><text:span text:style-name="T95"> </text:span><text:span text:style-name="T80">할</text:span><text:span text:style-name="T96"> </text:span><text:span text:style-name="T80">수</text:span><text:span text:style-name="T96"> </text:span><text:span text:style-name="T80">있는</text:span><text:span text:style-name="T96"> </text:span><text:span text:style-name="T80">행동은</text:span><text:span text:style-name="T96"> </text:span><text:span text:style-name="T80">관조밖에</text:span><text:span text:style-name="T95"> </text:span><text:span text:style-name="T80">없다.</text:span></text:p>
        </text:list-item>
      </text:list>
      <text:p text:style-name="P22"/>
      <text:h text:style-name="P6" text:outline-level="2"><text:span text:style-name="T23">§</text:span><text:span text:style-name="T22"> </text:span><text:span text:style-name="T23">9.</text:span><text:span text:style-name="T4"> </text:span><text:span text:style-name="T23">관조와</text:span><text:span text:style-name="T22"> </text:span><text:span text:style-name="T23">이론</text:span></text:h>
      <text:p text:style-name="P30"/>
      <text:p text:style-name="P12">관조는<text:span text:style-name="T60"> </text:span>이미<text:span text:style-name="T62"> </text:span>획득한-<text:span text:style-name="T143">(olj avsan, ezemshsen)</text:span><text:span text:style-name="T61"> </text:span>수학적<text:span text:style-name="T61"> </text:span>지식을<text:span text:style-name="T61"> </text:span>관조하는<text:span text:style-name="T62"> </text:span>행위와도<text:span text:style-name="T61"> </text:span>같다.<text:span text:style-name="T55"> </text:span>즉<text:span text:style-name="T61"> </text:span>부동의<text:span text:style-name="T60"> </text:span>행위가<text:span text:style-name="T61"> </text:span>엄밀한-<text:span text:style-name="T143">(nariin , <text:s/>aldaa dutagdalgui)</text:span><text:span text:style-name="T9"> </text:span>의미에서의 관조이다. “운동의<text:span text:style-name="T9"> </text:span>활동뿐<text:span text:style-name="T9"> </text:span>아니라, 부동의 활동도 존재한다.”<text:span text:style-name="T47"> </text:span>그리고 항상<text:span text:style-name="T9"> </text:span>(고대 철학 전체의 관점이지만),<text:span text:style-name="T9"> </text:span>고정된<text:span text:style-name="T47"> </text:span>것이<text:span text:style-name="T47"> </text:span>유동적인-<text:span text:style-name="T143">(urgelj ursan huduldug , uurchlugddug.)</text:span> 것보다 우월한-<text:span text:style-name="T143">(iluu , davamgai)</text:span><text:span text:style-name="T47"> </text:span>것이다. 예를<text:span text:style-name="T70"> </text:span>들어,<text:span text:style-name="T9"> </text:span>집을<text:span text:style-name="T12"> </text:span>짓는<text:span text:style-name="T12"> </text:span>행위보다는<text:span text:style-name="T53"> </text:span>지어진<text:span text:style-name="T12"> </text:span>집,<text:span text:style-name="T16"> </text:span>완성된<text:span text:style-name="T12"> </text:span>집이<text:span text:style-name="T74"> </text:span>더<text:span text:style-name="T12"> </text:span>완전하다.<text:span text:style-name="T16"> </text:span>모든<text:span text:style-name="T12"> </text:span>운동은<text:span text:style-name="T12"> </text:span>목적에<text:span text:style-name="T12"> </text:span>도달할<text:span text:style-name="T53"> </text:span>경우<text:span text:style-name="T97"> </text:span>멈출<text:span text:style-name="T97"> </text:span>것을<text:span text:style-name="T48"> </text:span>지향한다.<text:span text:style-name="T97"> </text:span>신이<text:span text:style-name="T48"> </text:span>할<text:span text:style-name="T97"> </text:span>수<text:span text:style-name="T48"> </text:span>있는<text:span text:style-name="T97"> </text:span>행동은<text:span text:style-name="T48"> </text:span>부동의<text:span text:style-name="T97"> </text:span>활동,<text:span text:style-name="T48"> </text:span>즉<text:span text:style-name="T97"> </text:span>관조밖에<text:span text:style-name="T20"> </text:span>없다.<text:span text:style-name="T97"> </text:span>게다가<text:span text:style-name="T20"> </text:span>신은 자기 외부에 있는 것들을 관조하지도 않는다. 만일 그렇다면 신은 그것들에 영향을 받고<text:span text:style-name="T9"> </text:span>의존되고-<text:span text:style-name="T143">(hamaaraltai boloh)</text:span> 그것들을 필요로 할 것이다. 신은 자신과 <text:soft-page-break/>다른 것들을 사유하지 않는다. 신은 자신만을 사유한다. 즉 신은 사유-<text:span text:style-name="T143">(huviin ezemshil)</text:span>의 사유이다. 가장 고귀한-<text:span text:style-name="T143">(erhem nandin)</text:span> 행동은 사유이고 관조이다. 고대철학의<text:span text:style-name="T31"> </text:span>최종<text:span text:style-name="T31"> </text:span>목적은<text:span text:style-name="T31"> </text:span>실천이<text:span text:style-name="T31"> </text:span>아니라<text:span text:style-name="T31"> </text:span>이론이다.-<text:span text:style-name="T143">(onol)</text:span></text:p>
      <text:p text:style-name="P26"/>
      <text:h text:style-name="P8" text:outline-level="2"><text:span text:style-name="T23">§</text:span><text:span text:style-name="T7"> </text:span><text:span text:style-name="T23">10.</text:span><text:span text:style-name="T73"> </text:span><text:span text:style-name="T23">신과</text:span><text:span text:style-name="T7"> </text:span><text:span text:style-name="T23">우주의</text:span><text:span text:style-name="T7"> </text:span><text:span text:style-name="T23">관계는</text:span><text:span text:style-name="T7"> </text:span><text:span text:style-name="T23">무엇인가?</text:span></text:h>
      <text:p text:style-name="P30"/>
      <text:p text:style-name="P12">만일 신이<text:span text:style-name="T9"> </text:span>자신만을 생각한다면, 신이<text:span text:style-name="T47"> </text:span>사유의<text:span text:style-name="T47"> </text:span>사유라면, 우주에는<text:span text:style-name="T47"> </text:span>아무<text:span text:style-name="T70"> </text:span>작용도<text:span text:style-name="T47"> </text:span>하<text:span text:style-name="T9"> </text:span>지 않는가? 신은 우주의 목적 원인으로서 작용한다. 즉, “목적인은 사랑의 대상으로써 움직<text:span text:style-name="T9"> </text:span>인다.”<text:span text:style-name="T75"> </text:span>달리<text:span text:style-name="T58"> </text:span>말하면,<text:span text:style-name="T75"> </text:span>이는<text:span text:style-name="T58"> </text:span>아무것도<text:span text:style-name="T58"> </text:span>하지<text:span text:style-name="T58"> </text:span>않고<text:span text:style-name="T58"> </text:span>단지<text:span text:style-name="T58"> </text:span>존재하는<text:span text:style-name="T58"> </text:span>욕망<text:span text:style-name="T99"> </text:span>대상<text:span text:style-name="T58"> </text:span>때문에<text:span text:style-name="T58"> </text:span>욕망<text:span text:style-name="T58"> </text:span>주체<text:span text:style-name="T17"> </text:span>가 움직이는 것과 같다. 우주는 신에 의해 창조된 것도 아니고, 플라톤의 데미우르고스에<text:span text:style-name="T9"> </text:span>의해서처럼,<text:span text:style-name="T55"> </text:span>가공된<text:span text:style-name="T62"> </text:span>것도<text:span text:style-name="T62"> </text:span>아니다.<text:span text:style-name="T62"> </text:span>우주는<text:span text:style-name="T62"> </text:span>단지<text:span text:style-name="T62"> </text:span>신의<text:span text:style-name="T62"> </text:span>매력에<text:span text:style-name="T62"> </text:span>끌려<text:span text:style-name="T67"> </text:span>신을<text:span text:style-name="T61"> </text:span>향할<text:span text:style-name="T62"> </text:span>뿐이다.<text:span text:style-name="T61"> </text:span>절대적<text:span text:style-name="T17"> </text:span>인<text:span text:style-name="T18"> </text:span>초월성,<text:span text:style-name="T31"> </text:span>이것이<text:span text:style-name="T18"> </text:span>아리스토텔레스의<text:span text:style-name="T20"> </text:span>신이다.<text:span text:style-name="T31"> </text:span>신은<text:span text:style-name="T18"> </text:span>우주의<text:span text:style-name="T20"> </text:span>목적일<text:span text:style-name="T18"> </text:span>뿐이다.</text:p>
      <text:p text:style-name="P37"/>
      <text:p text:style-name="P32"/>
      <text:h text:style-name="P7" text:outline-level="2"><text:span text:style-name="T71">§</text:span><text:span text:style-name="T100"> </text:span><text:span text:style-name="T71">11.</text:span><text:span text:style-name="T102"> </text:span><text:span text:style-name="T71">목적론</text:span></text:h>
      <text:p text:style-name="P30"/>
      <text:p text:style-name="P12">신이<text:span text:style-name="T48"> </text:span>우주의<text:span text:style-name="T48"> </text:span>목적이라는<text:span text:style-name="T48"> </text:span>것은<text:span text:style-name="T20"> </text:span>밝혀졌다.<text:span text:style-name="T48"> </text:span>이제<text:span text:style-name="T48"> </text:span>목적론에<text:span text:style-name="T48"> </text:span>대한<text:span text:style-name="T48"> </text:span>전체적<text:span text:style-name="T48"> </text:span>설명이<text:span text:style-name="T48"> </text:span>가능할<text:span text:style-name="T68"> </text:span>것<text:span text:style-name="T48"> </text:span>같다.<text:span text:style-name="T48"> </text:span>우주와<text:span text:style-name="T48"> </text:span>분리되어<text:span text:style-name="T48"> </text:span>있는<text:span text:style-name="T48"> </text:span>신,<text:span text:style-name="T48"> </text:span>즉<text:span text:style-name="T20"> </text:span>부동의<text:span text:style-name="T48"> </text:span>원동자를<text:span text:style-name="T48"> </text:span>향하여<text:span text:style-name="T48"> </text:span>우주는<text:span text:style-name="T48"> </text:span>움직이고<text:span text:style-name="T48"> </text:span>있다.<text:span text:style-name="T53"> </text:span>그리<text:span text:style-name="T17"> </text:span>고<text:span text:style-name="T12"> </text:span>이러한<text:span text:style-name="T13"> </text:span>궁극적<text:span text:style-name="T13"> </text:span>목적을<text:span text:style-name="T13"> </text:span>정점으로<text:span text:style-name="T12"> </text:span>모든<text:span text:style-name="T13"> </text:span>형상들의<text:span text:style-name="T13"> </text:span>위계질서가<text:span text:style-name="T55"> </text:span>세워진다.<text:span text:style-name="T16"> </text:span>예를<text:span text:style-name="T13"> </text:span>들어,<text:span text:style-name="T12"> </text:span>도토리<text:span text:style-name="T17"> </text:span>의<text:span text:style-name="T48"> </text:span>목적은<text:span text:style-name="T48"> </text:span>참나무이다.<text:span text:style-name="T20"> </text:span>그런데<text:span text:style-name="T20"> </text:span>여기서<text:span text:style-name="T48"> </text:span>질료와<text:span text:style-name="T53"> </text:span>형상의<text:span text:style-name="T20"> </text:span>관계에<text:span text:style-name="T20"> </text:span>목적<text:span text:style-name="T20"> </text:span>개념이<text:span text:style-name="T48"> </text:span>개입되는<text:span text:style-name="T20"> </text:span>것을<text:span text:style-name="T48"> </text:span>볼<text:span text:style-name="T17"> </text:span>수<text:span text:style-name="T9"> </text:span>있다.<text:span text:style-name="T9"> </text:span>형상은<text:span text:style-name="T9"> </text:span>단지<text:span text:style-name="T9"> </text:span>물리적인 형태나 윤곽만을<text:span text:style-name="T47"> </text:span>의미하는 것이 아니다.<text:span text:style-name="T47"> </text:span>형상은<text:span text:style-name="T47"> </text:span>본질의 의<text:span text:style-name="T9"> </text:span>미를<text:span text:style-name="T48"> </text:span>가지고<text:span text:style-name="T48"> </text:span>있다.<text:span text:style-name="T97"> </text:span>어떤<text:span text:style-name="T20"> </text:span>것의<text:span text:style-name="T20"> </text:span>본질은<text:span text:style-name="T20"> </text:span>그것이<text:span text:style-name="T18"> </text:span>실현해낼<text:span text:style-name="T20"> </text:span>수<text:span text:style-name="T48"> </text:span>있는<text:span text:style-name="T20"> </text:span>모든<text:span text:style-name="T20"> </text:span>것을<text:span text:style-name="T48"> </text:span>나타내야<text:span text:style-name="T20"> </text:span>할<text:span text:style-name="T18"> </text:span>것이<text:span text:style-name="T17"> </text:span>다. 그렇다면<text:span text:style-name="T47"> </text:span>도토리의 본질은 참나무이다. 즉,<text:span text:style-name="T47"> </text:span>도토리에게는 참나무로 이끄는 어떤<text:span text:style-name="T47"> </text:span>성향 혹<text:span text:style-name="T9"> </text:span>은 목적이 있어야 한다. 이러한 목적이 도토리의 형상이다. 물리적인 존재들은 신, 즉 순수<text:span text:style-name="T9"> </text:span>현실태(actus<text:span text:style-name="T52"> </text:span>purus)를<text:span text:style-name="T103"> </text:span>향한<text:span text:style-name="T104"> </text:span>사랑의<text:span text:style-name="T103"> </text:span>표현인<text:span text:style-name="T52"> </text:span>근원적<text:span text:style-name="T103"> </text:span>‘욕구’를<text:span text:style-name="T105"> </text:span>통해<text:span text:style-name="T52"> </text:span>현실화되려는<text:span text:style-name="T103"> </text:span>성향을<text:span text:style-name="T52"> </text:span>가<text:span text:style-name="T17"> </text:span>지고<text:span text:style-name="T31"> </text:span>있다.</text:p>
      <text:p text:style-name="P25"/>
      <text:h text:style-name="P6" text:outline-level="2"><text:span text:style-name="T23">§</text:span><text:span text:style-name="T46"> </text:span><text:span text:style-name="T23">12.</text:span><text:span text:style-name="T37"> </text:span><text:span text:style-name="T23">목적론이</text:span><text:span text:style-name="T46"> </text:span><text:span text:style-name="T23">왜</text:span><text:span text:style-name="T46"> </text:span><text:span text:style-name="T23">마법인가?</text:span></text:h>
      <text:p text:style-name="P24"/>
      <text:p text:style-name="P12">도토리의 형상 혹은 목적이 참나무라는 것을 살펴보았다. 그러나 참나무가 도토리<text:span text:style-name="T9"> </text:span>안에서<text:span text:style-name="T14"> </text:span>물리적으로<text:span text:style-name="T55"> </text:span>작용할<text:span text:style-name="T55"> </text:span>수는<text:span text:style-name="T55"> </text:span>없다.<text:span text:style-name="T55"> </text:span>참나무는<text:span text:style-name="T55"> </text:span><text:span text:style-name="T59">관념</text:span>으로서<text:span text:style-name="T55"> </text:span>도토리에게<text:span text:style-name="T55"> </text:span>작용한다.<text:span text:style-name="T55"> </text:span>구체적으<text:span text:style-name="T17"> </text:span>로 말하면, 도토리라는 질료는 목적을 향해 가듯이 혹은 자신의 완성을 향해 나아가듯이 참<text:span text:style-name="T9"> </text:span>나무라는<text:span text:style-name="T12"> </text:span>형상을<text:span text:style-name="T13"> </text:span>향해<text:span text:style-name="T12"> </text:span>가는<text:span text:style-name="T13"> </text:span>것이다.<text:span text:style-name="T14"> </text:span>그렇다면<text:span text:style-name="T13"> </text:span>자연은<text:span text:style-name="T13"> </text:span>부동의<text:span text:style-name="T14"> </text:span>원동자를<text:span text:style-name="T13"> </text:span>정점으로<text:span text:style-name="T12"> </text:span>하여,<text:span text:style-name="T12"> </text:span>관념<text:span text:style-name="T17"> </text:span>들을 향해 움직이는 질료형상 복합체들의 총체라고 하겠다. 따라서 자연은 물질로만 이루어<text:span text:style-name="T9"> </text:span>져있는<text:span text:style-name="T12"> </text:span>것이<text:span text:style-name="T55"> </text:span>아니고,<text:span text:style-name="T16"> </text:span>물질들의<text:span text:style-name="T13"> </text:span>상호<text:span text:style-name="T14"> </text:span>작용만으로<text:span text:style-name="T13"> </text:span>작동하는<text:span text:style-name="T13"> </text:span>것도<text:span text:style-name="T12"> </text:span>아니다.<text:span text:style-name="T12"> </text:span>자연은<text:span text:style-name="T12"> </text:span>관념성에<text:span text:style-name="T13"> </text:span>따<text:span text:style-name="T17"> </text:span>라<text:span text:style-name="T61"> </text:span>방향성을<text:span text:style-name="T62"> </text:span>갖고<text:span text:style-name="T61"> </text:span>작동한다.<text:span text:style-name="T60"> </text:span>이렇게<text:span text:style-name="T61"> </text:span>물질이<text:span text:style-name="T62"> </text:span>비물질적인<text:span text:style-name="T61"> </text:span>요소에<text:span text:style-name="T62"> </text:span>의해<text:span text:style-name="T61"> </text:span>작동하고<text:span text:style-name="T60"> </text:span>방향<text:span text:style-name="T62"> </text:span>지워진<text:span text:style-name="T17"> </text:span>다는<text:span text:style-name="T106"> </text:span>관점이<text:span text:style-name="T106"> </text:span>바로<text:span text:style-name="T106"> </text:span>유물론적<text:span text:style-name="T106"> </text:span>기계론을<text:span text:style-name="T107"> </text:span>주창한<text:span text:style-name="T31"> </text:span>근대인들이<text:span text:style-name="T106"> </text:span>마술적<text:span text:style-name="T106"> </text:span>정신의<text:span text:style-name="T107"> </text:span>잔재라고<text:span text:style-name="T31"> </text:span>보는<text:span text:style-name="T106"> </text:span>것이<text:span text:style-name="T17"> </text:span>다.</text:p>
      <text:p text:style-name="P25"/>
      <text:h text:style-name="P8" text:outline-level="2"><text:span text:style-name="T23">§</text:span><text:span text:style-name="T108"> </text:span><text:span text:style-name="T23">13.</text:span><text:span text:style-name="T36"> </text:span><text:span text:style-name="T23">기독교는</text:span><text:span text:style-name="T40"> </text:span><text:span text:style-name="T23">왜</text:span><text:span text:style-name="T40"> </text:span><text:span text:style-name="T23">부동의</text:span><text:span text:style-name="T108"> </text:span><text:span text:style-name="T23">동자를</text:span><text:span text:style-name="T40"> </text:span><text:span text:style-name="T23">인정하지</text:span><text:span text:style-name="T108"> </text:span><text:span text:style-name="T23">않는가?</text:span></text:h>
      <text:p text:style-name="P24"/>
      <text:p text:style-name="P12">기독교는 아리스토텔레스의 목적론에 호의적이다. 신이 영원하고 완전한 존재이며<text:span text:style-name="T9"> </text:span>만물의<text:span text:style-name="T62"> </text:span>목적이라는<text:span text:style-name="T62"> </text:span>관점은<text:span text:style-name="T62"> </text:span>기독교가<text:span text:style-name="T67"> </text:span>인정할<text:span text:style-name="T61"> </text:span>수밖에<text:span text:style-name="T62"> </text:span>없다.<text:span text:style-name="T62"> </text:span>그러나<text:span text:style-name="T62"> </text:span>기독교는<text:span text:style-name="T61"> </text:span>아무<text:span text:style-name="T61"> </text:span>작용도<text:span text:style-name="T67"> </text:span>하<text:span text:style-name="T17"> </text:span>지<text:span text:style-name="T20"> </text:span>않고<text:span text:style-name="T20"> </text:span>목적으로만<text:span text:style-name="T48"> </text:span>존재하는<text:span text:style-name="T20"> </text:span>신을<text:span text:style-name="T48"> </text:span>받아들일<text:span text:style-name="T20"> </text:span>수<text:span text:style-name="T20"> </text:span>없다.<text:span text:style-name="T20"> </text:span>이러한<text:span text:style-name="T97"> </text:span>신은<text:span text:style-name="T20"> </text:span>창조도<text:span text:style-name="T20"> </text:span>할<text:span text:style-name="T20"> </text:span>수<text:span text:style-name="T48"> </text:span>없고<text:span text:style-name="T20"> </text:span>은총<text:span text:style-name="T17"> </text:span>도<text:span text:style-name="T60"> </text:span>베풀지<text:span text:style-name="T61"> </text:span>못하는<text:span text:style-name="T61"> </text:span>존재이기<text:span text:style-name="T62"> </text:span>때문이다.<text:span text:style-name="T55"> </text:span>기독교는<text:span text:style-name="T61"> </text:span>세계가<text:span text:style-name="T61"> </text:span>신에게<text:span text:style-name="T62"> </text:span>보다<text:span text:style-name="T61"> </text:span>깊은<text:span text:style-name="T61"> </text:span>차원에서<text:span text:style-name="T62"> </text:span>의존되<text:span text:style-name="T17"> </text:span><text:soft-page-break/>어 있어야 한다고 본다. 즉 신은 단지 목적으로서가 아니라, 세계를 창조하는 “작용인”으로<text:span text:style-name="T9"> </text:span>생각되어야<text:span text:style-name="T31"> </text:span>한다.</text:p>
      <text:p text:style-name="P27"/>
      <text:h text:style-name="P6" text:outline-level="2"><text:span text:style-name="T23">§</text:span><text:span text:style-name="T37"> </text:span><text:span text:style-name="T23">14.</text:span><text:span text:style-name="T39"> </text:span><text:span text:style-name="T23">무로부터의</text:span><text:span text:style-name="T7"> </text:span><text:span text:style-name="T23">창조</text:span></text:h>
      <text:p text:style-name="P24"/>
      <text:p text:style-name="P17">(유대교나) 기독교에 따르면, 신은 세계의 창조자이다. 달리 말하면, 신이 존재하고<text:span text:style-name="T9"> </text:span>세계는<text:span text:style-name="T67"> </text:span>신에<text:span text:style-name="T75"> </text:span>의해<text:span text:style-name="T58"> </text:span>나중에<text:span text:style-name="T75"> </text:span>존재하게<text:span text:style-name="T58"> </text:span>되었다<text:span text:style-name="T109">. </text:span>그런데<text:span text:style-name="T67"> </text:span>신은<text:span text:style-name="T75"> </text:span>물질이<text:span text:style-name="T67"> </text:span>아니다<text:span text:style-name="T42">. </text:span>물질은<text:span text:style-name="T99"> </text:span>다른<text:span text:style-name="T58"> </text:span>존재<text:span text:style-name="T17"> </text:span>의 작용을 받아 변화할 수 있는 수동적인 성격을 갖기 때문이다. 그렇다면 신은 철저하게<text:span text:style-name="T9"> </text:span>비물질적인<text:span text:style-name="T63"> </text:span>존재이면서도<text:span text:style-name="T64"> </text:span>물질계를<text:span text:style-name="T64"> </text:span>창조한<text:span text:style-name="T64"> </text:span>것이다<text:span text:style-name="T110">. </text:span>즉<text:span text:style-name="T110">, </text:span>세계는<text:span text:style-name="T64"> </text:span><text:span text:style-name="T59">무(無)로부터의</text:span><text:span text:style-name="T65"> </text:span><text:span text:style-name="T59">창조</text:span>(creatio</text:p>
      <text:p text:style-name="P40"/>
      <text:p text:style-name="P18"><text:span text:style-name="T23">ex nihilo)를 통해 존재하게 되었다. 그렇다면 창조의 개념은 구조적으로 인간이 신의 작용</text:span><text:span text:style-name="T10"> </text:span><text:span text:style-name="T23">과 목적을 이해할 수가 없게 되어 있다. 세계 속에 포함된 인간은 신의 창조를 일방적으로</text:span><text:span text:style-name="T10"> </text:span><text:span text:style-name="T23">받을 뿐이기 때문이다. 절대적 타자인 신의 목적이나 작용 방식을 유추할 수는 있겠지만,</text:span><text:span text:style-name="T10"> </text:span><text:span text:style-name="T23">그것은 인간적으로 사유하는 방식에 불과할 뿐이다. 타인의 생각을 정확히 읽을 수 없는 것</text:span><text:span text:style-name="T41"> </text:span><text:span text:style-name="T23">과</text:span><text:span text:style-name="T44"> </text:span><text:span text:style-name="T23">마찬가지이다.</text:span></text:p>
      <text:p text:style-name="P28"/>
      <text:h text:style-name="P6" text:outline-level="2"><text:span text:style-name="T23">§</text:span><text:span text:style-name="T34"> </text:span><text:span text:style-name="T23">15.</text:span><text:span text:style-name="T46"> </text:span><text:span text:style-name="T23">계시란</text:span><text:span text:style-name="T34"> </text:span><text:span text:style-name="T23">무엇인가?</text:span></text:h>
      <text:p text:style-name="P30"/>
      <text:p text:style-name="P12">그러면 기독교의 신은 창조자일 뿐 아리스토텔레스의 신과 별 차이가 없는 것은 아<text:span text:style-name="T9"> </text:span>닌가? 그렇지<text:span text:style-name="T9"> </text:span>않다. 기독교는<text:span text:style-name="T9"> </text:span>신의<text:span text:style-name="T9"> </text:span>작용과<text:span text:style-name="T9"> </text:span>목적을 알<text:span text:style-name="T9"> </text:span>수<text:span text:style-name="T47"> </text:span>있게<text:span text:style-name="T47"> </text:span>해줄<text:span text:style-name="T47"> </text:span>방도를<text:span text:style-name="T70"> </text:span>마련해놓는다.<text:span text:style-name="T17"> </text:span>물론, 인간적으로만 접근할 경우, 신의 목적과 작용을 알 수 있는 길은 막혀있다. 기독교에<text:span text:style-name="T9"> </text:span>따르면,<text:span text:style-name="T9"> </text:span>신에 대한 지식은 신이 직접 가르쳐주는<text:span text:style-name="T9"> </text:span>것밖에 없다. 즉<text:span text:style-name="T47"> </text:span>어떠한<text:span text:style-name="T47"> </text:span>방식으로든<text:span text:style-name="T47"> </text:span>신이<text:span text:style-name="T9"> </text:span>직접 모습을 드러내야 인간은 신에 대해 알 수 있는 것이다. 이렇게 신이 자신을 드러내는<text:span text:style-name="T9"> </text:span>방식을 <text:span text:style-name="T59">계시</text:span>라고<text:span text:style-name="T9"> </text:span>한다.<text:span text:style-name="T9"> </text:span>따라서 창조된 세계도 계시이며<text:span text:style-name="T47"> </text:span>신의<text:span text:style-name="T47"> </text:span>자취,<text:span text:style-name="T47"> </text:span>신의<text:span text:style-name="T70"> </text:span>목적과<text:span text:style-name="T47"> </text:span>작용<text:span text:style-name="T47"> </text:span>방식<text:span text:style-name="T17"> </text:span>을<text:span text:style-name="T31"> </text:span>추적할<text:span text:style-name="T18"> </text:span>수<text:span text:style-name="T31"> </text:span>있는<text:span text:style-name="T18"> </text:span>단서이다.<text:span text:style-name="T31"> </text:span>그리고<text:span text:style-name="T31"> </text:span>성서는<text:span text:style-name="T18"> </text:span>신의<text:span text:style-name="T18"> </text:span>계시를<text:span text:style-name="T31"> </text:span>기록해놓은<text:span text:style-name="T18"> </text:span>것이다.</text:p>
      <text:p text:style-name="P28"/>
      <text:h text:style-name="P6" text:outline-level="2"><text:span text:style-name="T23">§</text:span><text:span text:style-name="T37"> </text:span><text:span text:style-name="T23">16.</text:span><text:span text:style-name="T39"> </text:span><text:span text:style-name="T23">왜</text:span><text:span text:style-name="T7"> </text:span><text:span text:style-name="T23">기독교도</text:span><text:span text:style-name="T37"> </text:span><text:span text:style-name="T23">목적론인가?</text:span></text:h>
      <text:p text:style-name="P30"/>
      <text:p text:style-name="P12">기독교의<text:span text:style-name="T48"> </text:span>목적론은<text:span text:style-name="T48"> </text:span>신의<text:span text:style-name="T53"> </text:span>창조<text:span text:style-name="T20"> </text:span>개념과<text:span text:style-name="T48"> </text:span>긴밀히<text:span text:style-name="T20"> </text:span>연관되어<text:span text:style-name="T48"> </text:span>있다.<text:span text:style-name="T48"> </text:span>자기<text:span text:style-name="T53"> </text:span>자신만을<text:span text:style-name="T48"> </text:span>사유하<text:span text:style-name="T17"> </text:span>는<text:span text:style-name="T61"> </text:span>아리스토텔레스의<text:span text:style-name="T62"> </text:span>신과<text:span text:style-name="T62"> </text:span>달리<text:span text:style-name="T60"> </text:span>기독교의<text:span text:style-name="T61"> </text:span>신은<text:span text:style-name="T62"> </text:span>전지전능하며,<text:span text:style-name="T61"> </text:span>따라서<text:span text:style-name="T62"> </text:span>생각<text:span text:style-name="T61"> </text:span>가능한<text:span text:style-name="T62"> </text:span>모든<text:span text:style-name="T67"> </text:span>것<text:span text:style-name="T17"> </text:span>을<text:span text:style-name="T48"> </text:span>사유하고<text:span text:style-name="T20"> </text:span>실현할<text:span text:style-name="T20"> </text:span>수<text:span text:style-name="T53"> </text:span>있다.<text:span text:style-name="T20"> </text:span>신이<text:span text:style-name="T20"> </text:span>자신의<text:span text:style-name="T20"> </text:span>행동을<text:span text:style-name="T53"> </text:span>완전하게<text:span text:style-name="T20"> </text:span>알지<text:span text:style-name="T20"> </text:span>못한다는<text:span text:style-name="T48"> </text:span>것은<text:span text:style-name="T53"> </text:span>불가능하므<text:span text:style-name="T17"> </text:span>로, 신은 세계의 창조 이전에 이미 세계의 모든 것을 알고 있었다. 달리 말하면, 이 세계는<text:span text:style-name="T9"> </text:span>실제로<text:span text:style-name="T47"> </text:span>존재하기<text:span text:style-name="T47"> </text:span>전에,<text:span text:style-name="T47"> </text:span>혹은<text:span text:style-name="T70"> </text:span>“현존”(existence)하기<text:span text:style-name="T47"> </text:span>전에<text:span text:style-name="T47"> </text:span>본질(essence)이<text:span text:style-name="T70"> </text:span>규정되어<text:span text:style-name="T47"> </text:span>있었<text:span text:style-name="T9"> </text:span>다.<text:span text:style-name="T112"> </text:span>즉<text:span text:style-name="T63"> </text:span>세계의<text:span text:style-name="T66"> </text:span>관념은<text:span text:style-name="T63"> </text:span>이미<text:span text:style-name="T64"> </text:span>신을<text:span text:style-name="T63"> </text:span>통해<text:span text:style-name="T63"> </text:span>존재했다.<text:span text:style-name="T63"> </text:span>그리고<text:span text:style-name="T63"> </text:span>창조를<text:span text:style-name="T64"> </text:span>통해<text:span text:style-name="T66"> </text:span>현존하게<text:span text:style-name="T63"> </text:span>된<text:span text:style-name="T63"> </text:span>세계는<text:span text:style-name="T17"> </text:span>미리 규정된 본질 혹은 관념에 따라 실제로 운행되는 것이다. 이 점에서 기독교적 세계관은<text:span text:style-name="T9"> </text:span>중요한 차이에도 불구하고 아리스토텔레스의 질료형상론을 다시 만나게 된다. 즉, 물질계는<text:span text:style-name="T9"> </text:span>단지 물질적 상호 작용만으로 이루어지고 작동하는 것이 아니라, 형상과 목적에 따라 이루<text:span text:style-name="T9"> </text:span>어지고<text:span text:style-name="T31"> </text:span>작동한다.</text:p>
      <text:p text:style-name="P25"/>
      <text:h text:style-name="P6" text:outline-level="2"><text:span text:style-name="T23">§</text:span><text:span text:style-name="T10"> </text:span><text:span text:style-name="T23">17.</text:span><text:span text:style-name="T113"> </text:span><text:span text:style-name="T23">목적론에</text:span><text:span text:style-name="T10"> </text:span><text:span text:style-name="T23">대한 데카르트의</text:span><text:span text:style-name="T10"> </text:span><text:span text:style-name="T23">기본적</text:span><text:span text:style-name="T10"> </text:span><text:span text:style-name="T23">입장은 무엇인가?</text:span></text:h>
      <text:p text:style-name="P24"/>
      <text:p text:style-name="P12"><text:soft-page-break/><text:span text:style-name="T8">- </text:span><text:span text:style-name="T23">데카르트는 절대적인 무한자로서의 신, 진리의 근거로서의 신을 인정한다. 그러</text:span><text:span text:style-name="T10"> </text:span><text:span text:style-name="T23">나 세계에 관한 신의 일반적 목적에 대해서는 알 수 없다고 인정한다. 그리고 물질계의 개</text:span><text:span text:style-name="T10"> </text:span><text:span text:style-name="T23">별적인 작용들에 형상들 혹은 관념들이 개입된다는 것은 거부한다. 이 점에서 데카르트는</text:span><text:span text:style-name="T10"> </text:span>철저한 유물론적<text:span text:style-name="T9"> </text:span>과학자이고<text:span text:style-name="T9"> </text:span>기계론자이지만,<text:span text:style-name="T47"> </text:span>신의<text:span text:style-name="T47"> </text:span>일반적 목적에<text:span text:style-name="T47"> </text:span>관해서는 무지를<text:span text:style-name="T70"> </text:span>주장하<text:span text:style-name="T17"> </text:span><text:span text:style-name="T23">는 불가지론자이다. 따라서 데카르트에게 있어 신은 모든 것을 할 수 있는 존재이므로, 신</text:span><text:span text:style-name="T10"> </text:span><text:span text:style-name="T23">에게</text:span><text:span text:style-name="T114"> </text:span><text:span text:style-name="T23">의존된</text:span><text:span text:style-name="T115"> </text:span><text:span text:style-name="T23">세계의</text:span><text:span text:style-name="T114"> </text:span><text:span text:style-name="T23">모든</text:span><text:span text:style-name="T115"> </text:span><text:span text:style-name="T23">것은</text:span><text:span text:style-name="T114"> </text:span><text:span text:style-name="T23">결국</text:span><text:span text:style-name="T115"> </text:span><text:span text:style-name="T23">우연이라고</text:span><text:span text:style-name="T114"> </text:span><text:span text:style-name="T23">해야</text:span><text:span text:style-name="T115"> </text:span><text:span text:style-name="T23">한다.</text:span></text:p>
      <text:p text:style-name="P45"/>
      <text:p text:style-name="P33" loext:marker-style-name="T79"><text:span text:style-name="T116"><text:s text:c="3"/></text:span><text:span text:style-name="T117"><text:tab/></text:span></text:p>
      <text:p text:style-name="P33" loext:marker-style-name="T79"><text:span text:style-name="T117"/></text:p>
      <text:p text:style-name="P19"><text:span text:style-name="T118"><text:s/></text:span><text:span text:style-name="T119">2</text:span><text:span text:style-name="T122">.</text:span><text:span text:style-name="T120"> 기계론</text:span><text:span text:style-name="T121"> <text:s/></text:span></text:p>
      <text:p text:style-name="P10"/>
      <text:p text:style-name="P14">아리스토텔레스와 기독교의 목적론에 대해 살펴보았다. 이제 근대성의 핵심 요소인<text:span text:style-name="T9"> </text:span>과학에 대한 일반적 설명을 제시하고, 목적론과 정면으로 대립되는 데카르트의 기계론을 검<text:span text:style-name="T9"> </text:span>토해보자.</text:p>
      <text:p text:style-name="P23"/>
      <text:h text:style-name="P9" text:outline-level="2"><text:span text:style-name="T23">§</text:span><text:span text:style-name="T46"> </text:span><text:span text:style-name="T23">1.</text:span><text:span text:style-name="T37"> </text:span><text:span text:style-name="T23">형이상학과</text:span><text:span text:style-name="T45"> </text:span><text:span text:style-name="T23">과학</text:span></text:h>
      <text:p text:style-name="P31"/>
      <text:p text:style-name="P13">서양철학의 핵심적 관심사는 감각의 이면을 파헤치는 것이었다. 주체에게 그대로<text:span text:style-name="T9"> </text:span>각인되는<text:span text:style-name="T48"> </text:span>감각의<text:span text:style-name="T53"> </text:span>배후에는<text:span text:style-name="T53"> </text:span>무엇이<text:span text:style-name="T53"> </text:span>있는가?<text:span text:style-name="T53"> </text:span>혹은,<text:span text:style-name="T97"> </text:span>외관<text:span text:style-name="T20"> </text:span>아래에<text:span text:style-name="T53"> </text:span>은폐되어<text:span text:style-name="T97"> </text:span>있는<text:span text:style-name="T97"> </text:span>존재는<text:span text:style-name="T53"> </text:span>무엇인<text:span text:style-name="T17"> </text:span>가?<text:span text:style-name="T47"> </text:span>이미 철학의 시작부터 사상가들은 궁극적 실재에 대해 의문을 가져왔다. 피타고라스는<text:span text:style-name="T9"> </text:span>수를, 플라톤은 이데아를, 아리스토텔레스는 실체적 형상을 말했다. 근대에 와서는 물체의<text:span text:style-name="T9"> </text:span>제1성질들을<text:span text:style-name="T9"> </text:span>파악하게<text:span text:style-name="T9"> </text:span>해주는 표상들에<text:span text:style-name="T9"> </text:span>대해<text:span text:style-name="T9"> </text:span>탐구했다.<text:span text:style-name="T9"> </text:span>데카르트는<text:span text:style-name="T47"> </text:span>연장을,<text:span text:style-name="T47"> </text:span>라이프니츠는<text:span text:style-name="T17"> </text:span>힘을<text:span text:style-name="T61"> </text:span>말했으며,<text:span text:style-name="T55"> </text:span>이렇게<text:span text:style-name="T62"> </text:span>시작된<text:span text:style-name="T62"> </text:span>비판<text:span text:style-name="T61"> </text:span>운동은<text:span text:style-name="T61"> </text:span>계속하여<text:span text:style-name="T62"> </text:span>물체들의<text:span text:style-name="T62"> </text:span>새로운<text:span text:style-name="T62"> </text:span>제1성질들을<text:span text:style-name="T62"> </text:span>찾아내<text:span text:style-name="T17"> </text:span>려<text:span text:style-name="T14"> </text:span>한다.<text:span text:style-name="T55"> </text:span>더<text:span text:style-name="T55"> </text:span>나아가<text:span text:style-name="T14"> </text:span>19세기의<text:span text:style-name="T55"> </text:span>실증주의<text:span text:style-name="T55"> </text:span>혹은<text:span text:style-name="T14"> </text:span>과학주의는<text:span text:style-name="T55"> </text:span>이러한<text:span text:style-name="T55"> </text:span>모든<text:span text:style-name="T55"> </text:span>형이상학적<text:span text:style-name="T14"> </text:span>잡동사니<text:span text:style-name="T17"> </text:span>들을 제거하고, 관찰된 것들을 기계적으로 연결된 단순한 요소들로 환원시키려 하며, 모든<text:span text:style-name="T9"> </text:span>초감각적<text:span text:style-name="T31"> </text:span>원인을<text:span text:style-name="T31"> </text:span>제거하고<text:span text:style-name="T31"> </text:span>현상들과<text:span text:style-name="T31"> </text:span>그<text:span text:style-name="T31"> </text:span>관계들만을<text:span text:style-name="T31"> </text:span>간직하고자<text:span text:style-name="T31"> </text:span>한다.</text:p>
      <text:p text:style-name="P28"/>
      <text:h text:style-name="P9" text:outline-level="2"><text:span text:style-name="T71">§</text:span><text:span text:style-name="T123"> </text:span><text:span text:style-name="T71">2.</text:span><text:span text:style-name="T124"> </text:span><text:span text:style-name="T71">과학</text:span><text:span text:style-name="T123"> </text:span><text:span text:style-name="T8">-</text:span><text:span text:style-name="T125"> </text:span><text:span text:style-name="T71">수학과</text:span><text:span text:style-name="T123"> </text:span><text:span text:style-name="T71">물리학의</text:span><text:span text:style-name="T123"> </text:span><text:span text:style-name="T71">접합</text:span></text:h>
      <text:p text:style-name="P30"/>
      <text:p text:style-name="P12">과학에<text:span text:style-name="T48"> </text:span>대해<text:span text:style-name="T48"> </text:span>한마디로<text:span text:style-name="T48"> </text:span>정의하기는<text:span text:style-name="T48"> </text:span>어려우나,<text:span text:style-name="T48"> </text:span>수학과<text:span text:style-name="T48"> </text:span>경험의<text:span text:style-name="T48"> </text:span>결합이라고<text:span text:style-name="T20"> </text:span>할<text:span text:style-name="T48"> </text:span>수<text:span text:style-name="T48"> </text:span>있겠<text:span text:style-name="T68"> </text:span>다. 이러한 측면은 근대 과학의 특징과 연관되며, 예를 들어 실증주의는 근대과학의 귀착점<text:span text:style-name="T9"> </text:span>이라고 볼 수 있다. 근대 과학은 고대 과학에서 금지시켰던 수학과 관찰 과학의 결합을 수<text:span text:style-name="T9"> </text:span>행함으로써 성공을 거둔다. 고대 과학에 따르면, 수학은 감각적인 것과 구분되는 관념적 실<text:span text:style-name="T9"> </text:span>재들에 적용되는 것이기 때문에 엄밀성을 가진다. 물론, 사물들의 측정을 위해 수학이 사용<text:span text:style-name="T9"> </text:span>되기는 하였지만, 이러한<text:span text:style-name="T9"> </text:span>적용은 부수적인<text:span text:style-name="T47"> </text:span>것이었다. 그리고<text:span text:style-name="T47"> </text:span>고대인들은<text:span text:style-name="T47"> </text:span>자연<text:span text:style-name="T70"> </text:span>과학은<text:span text:style-name="T47"> </text:span>관찰<text:span text:style-name="T9"> </text:span>된 사실들을 보편적이고 필연적인 법칙들로 규정할 능력이 없다고 보았다. 근대과학의 독창<text:span text:style-name="T9"> </text:span>성은<text:span text:style-name="T97"> </text:span>이러한<text:span text:style-name="T20"> </text:span>간극을<text:span text:style-name="T20"> </text:span>넘어선<text:span text:style-name="T48"> </text:span>데에<text:span text:style-name="T48"> </text:span>있다.<text:span text:style-name="T97"> </text:span>근대과학은<text:span text:style-name="T48"> </text:span>감각적<text:span text:style-name="T48"> </text:span>현상의<text:span text:style-name="T20"> </text:span>질적<text:span text:style-name="T20"> </text:span>다양성을<text:span text:style-name="T97"> </text:span>양적<text:span text:style-name="T48"> </text:span>규정<text:span text:style-name="T68"> </text:span><text:soft-page-break/>들로<text:span text:style-name="T75"> </text:span>환원하려<text:span text:style-name="T58"> </text:span>한다.<text:span text:style-name="T61"> </text:span>프랑스<text:span text:style-name="T75"> </text:span>철학자<text:span text:style-name="T58"> </text:span>에밀<text:span text:style-name="T58"> </text:span>부트루(Emile<text:span text:style-name="T99"> </text:span>Boutroux)<text:span text:style-name="T60"> </text:span>따르면,<text:span text:style-name="T58"> </text:span>희랍인들은<text:span text:style-name="T58"> </text:span>수학<text:span text:style-name="T17"> </text:span>과 관찰과학을 분리했기 때문에 자연적 필연성의 개념을 가질 수 없었다. 갈릴레오와 데카<text:span text:style-name="T9"> </text:span>르트와 함께 과학은 결정적인 방식으로 계산을 경험에 적용했으며 이로부터 “자연법칙”을<text:span text:style-name="T9"> </text:span>말하기 시작한 것이다. 부트루는 다음과 같이 말한다: “수학은 과학에 필연성을 전달하고,<text:span text:style-name="T9"> </text:span>경험은<text:span text:style-name="T12"> </text:span>수학에<text:span text:style-name="T13"> </text:span>구체적<text:span text:style-name="T12"> </text:span>가치를<text:span text:style-name="T55"> </text:span>전달한다.<text:span text:style-name="T16"> </text:span>이것이<text:span text:style-name="T13"> </text:span>근대<text:span text:style-name="T13"> </text:span>결정론의<text:span text:style-name="T12"> </text:span>뿌리이다.<text:span text:style-name="T55"> </text:span>모든<text:span text:style-name="T12"> </text:span>것이<text:span text:style-name="T13"> </text:span>필연적<text:span text:style-name="T17"> </text:span>으로<text:span text:style-name="T18"> </text:span>규정되었다고<text:span text:style-name="T18"> </text:span>믿는<text:span text:style-name="T18"> </text:span>이유는<text:span text:style-name="T18"> </text:span>모든<text:span text:style-name="T20"> </text:span>것이<text:span text:style-name="T18"> </text:span>실제로<text:span text:style-name="T18"> </text:span>수학적이라고<text:span text:style-name="T18"> </text:span>믿기<text:span text:style-name="T20"> </text:span>때문이다.”</text:p>
      <text:p text:style-name="P29"/>
      <text:h text:style-name="P6" text:outline-level="2">§<text:span text:style-name="T74"> </text:span>3.<text:span text:style-name="T97"> </text:span>데카르트<text:span text:style-name="T53"> </text:span>기계론의<text:span text:style-name="T53"> </text:span>원리</text:h>
      <text:p text:style-name="P24"/>
      <text:p text:style-name="P12">근대에서 기계론은 일반적으로 작용인들에 의한 설명으로 정의되었다. 아리스토텔<text:span text:style-name="T9"> </text:span><text:span text:style-name="T23">레스의 4 원인론을 해체하면서 이러한 정의를 퍼뜨린 것은 베이컨이었다. 베이컨은 작용인</text:span><text:span text:style-name="T41"> </text:span><text:span text:style-name="T23">(질료인도 작용인에 포함된다)에 관한 탐구를 물리학과 관계시키며, 모든 탐구 대상에서 목</text:span><text:span text:style-name="T41"> </text:span><text:span text:style-name="T23">적인을</text:span><text:span text:style-name="T30"> </text:span><text:span text:style-name="T23">전적으로</text:span><text:span text:style-name="T22"> </text:span><text:span text:style-name="T23">추방해버린다.</text:span><text:span text:style-name="T33"> </text:span><text:span text:style-name="T23">그에</text:span><text:span text:style-name="T22"> </text:span><text:span text:style-name="T23">따르면,</text:span><text:span text:style-name="T22"> </text:span><text:span text:style-name="T23">목적인은</text:span><text:span text:style-name="T22"> </text:span><text:span text:style-name="T23">아무것도</text:span><text:span text:style-name="T30"> </text:span><text:span text:style-name="T23">설명</text:span><text:span text:style-name="T4"> </text:span><text:span text:style-name="T23">못하는</text:span><text:span text:style-name="T22"> </text:span><text:span text:style-name="T23">“불임</text:span><text:span text:style-name="T22"> </text:span><text:span text:style-name="T23">처녀”</text:span></text:p>
      <text:p text:style-name="P41"/>
      <text:p text:style-name="P18"><text:span text:style-name="T23">이다. 근대의 기계론적 설명의 모델을 제시한 것은 특히 데카르트이다. 데카르트는 물질적</text:span><text:span text:style-name="T10"> </text:span><text:span text:style-name="T23">실체를 연장(res extensa)으로 환원하고 물리세계의 모든 현상들을 “크기, 모양, 운동”으로</text:span><text:span text:style-name="T10"> </text:span><text:span text:style-name="T23">설명하기 때문이다. 공간과 물체는 동일하며 따라서 빈 공간은 존재하지 않는다. 세계는 물</text:span><text:span text:style-name="T41"> </text:span><text:span text:style-name="T23">체로 꽉찬 공간이며, 세계에는 우주의 시작 때에 주어진 운동량이 계속 보존된다. 이러한</text:span><text:span text:style-name="T10"> </text:span><text:span text:style-name="T23">기계론 개념에 따르면, 고유한 완성을 향한 물질적 존재들의 성향은 배제되고 모든 변화들</text:span><text:span text:style-name="T10"> </text:span><text:span text:style-name="T23">은(질적이건 양적이건) 단지 연장 속에서 일어나는 충격들에 의해 설명된다. “나는 사람들</text:span><text:span text:style-name="T10"> </text:span><text:span text:style-name="T23">이 기하학에서 크기라고 부르며 기하학적 증명의 대상으로 간주하는 것, 즉 모든 방식으로</text:span><text:span text:style-name="T10"> </text:span><text:span text:style-name="T23">나누어질 수 있고 모양을 지닐 수 있고 운동할 수 있는 것 이외의 어떤 것도 물질로 인정하</text:span><text:span text:style-name="T41"> </text:span><text:span text:style-name="T23">지 않는다는 것을 밝힌다.” “물질이나 물체 일반의 본성은 딱딱하다거나 무게를 지니고 있</text:span><text:span text:style-name="T10"> </text:span><text:span text:style-name="T23">다거나</text:span><text:span text:style-name="T126"> </text:span><text:span text:style-name="T23">색을</text:span><text:span text:style-name="T127"> </text:span><text:span text:style-name="T23">띠고</text:span><text:span text:style-name="T127"> </text:span><text:span text:style-name="T23">있거나</text:span><text:span text:style-name="T127"> </text:span><text:span text:style-name="T23">또는</text:span><text:span text:style-name="T127"> </text:span><text:span text:style-name="T23">어떤</text:span><text:span text:style-name="T126"> </text:span><text:span text:style-name="T23">방식으로</text:span><text:span text:style-name="T127"> </text:span><text:span text:style-name="T23">감각을</text:span><text:span text:style-name="T127"> </text:span><text:span text:style-name="T23">자극하는</text:span><text:span text:style-name="T127"> </text:span><text:span text:style-name="T23">데</text:span><text:span text:style-name="T127"> </text:span><text:span text:style-name="T23">있는</text:span><text:span text:style-name="T127"> </text:span><text:span text:style-name="T23">것이</text:span><text:span text:style-name="T126"> </text:span><text:span text:style-name="T23">아니라</text:span><text:span text:style-name="T127"> </text:span><text:span text:style-name="T23">오로지</text:span><text:span text:style-name="T41"> </text:span><text:span text:style-name="T23">길이,</text:span><text:span text:style-name="T43"> </text:span><text:span text:style-name="T23">너비,</text:span><text:span text:style-name="T43"> </text:span><text:span text:style-name="T23">깊이로</text:span><text:span text:style-name="T44"> </text:span><text:span text:style-name="T23">연장되어</text:span><text:span text:style-name="T44"> </text:span><text:span text:style-name="T23">있다.”</text:span></text:p>
      <text:p text:style-name="P25"/>
      <text:h text:style-name="P6" text:outline-level="2"><text:span text:style-name="T23">§</text:span><text:span text:style-name="T4"> </text:span><text:span text:style-name="T23">4.</text:span><text:span text:style-name="T30"> </text:span><text:span text:style-name="T23">바위란</text:span><text:span text:style-name="T4"> </text:span><text:span text:style-name="T23">무엇인가?</text:span></text:h>
      <text:p text:style-name="P30"/>
      <text:p text:style-name="P12">“어떤<text:span text:style-name="T60"> </text:span>물체의<text:span text:style-name="T55"> </text:span>관념을,<text:span text:style-name="T60"> </text:span>예를<text:span text:style-name="T61"> </text:span>들어<text:span text:style-name="T60"> </text:span>바위의<text:span text:style-name="T61"> </text:span>관념을<text:span text:style-name="T55"> </text:span>생각해보자.<text:span text:style-name="T14"> </text:span>그<text:span text:style-name="T60"> </text:span>관념으로부터<text:span text:style-name="T62"> </text:span>우리<text:span text:style-name="T17"> </text:span>가 물체의 본성에 요구되지 않는다고 인식하는 것들을 모두 제외해보자. 우리는 당연히 딱<text:span text:style-name="T9"> </text:span>딱함을 제일 먼저 제외할 것이다. 왜냐하면 바위는 녹거나 아주 미세한 분말로 쪼개지면 딱<text:span text:style-name="T9"> </text:span>딱함을 잃게 되지만<text:span text:style-name="T9"> </text:span>그 때문에<text:span text:style-name="T9"> </text:span>물체가<text:span text:style-name="T47"> </text:span>아니게 되지는<text:span text:style-name="T47"> </text:span>않기<text:span text:style-name="T47"> </text:span>때문이다.<text:span text:style-name="T70"> </text:span>색 또한 제외할<text:span text:style-name="T47"> </text:span>것이<text:span text:style-name="T17"> </text:span>다. 왜냐하면 어떤 색도 띠고 있지 않을 정도로 투명한 바위를 우리는 빈번하게 보았기 때<text:span text:style-name="T9"> </text:span>문이다. 우리는 무거움도 제외할 것이다. 왜냐하면 불이 제아무리 가볍다 해도, 그 때문에<text:span text:style-name="T9"> </text:span>우리가 불을 물체로 여기는 데 주저하지는 않기 때문이다. 끝으로 우리는 차가움과 뜨거움<text:span text:style-name="T9"> </text:span>그리고<text:span text:style-name="T62"> </text:span>다른<text:span text:style-name="T62"> </text:span>모든<text:span text:style-name="T67"> </text:span>성질들을<text:span text:style-name="T62"> </text:span>제외할<text:span text:style-name="T67"> </text:span>것이다.<text:span text:style-name="T55"> </text:span>왜냐하면<text:span text:style-name="T67"> </text:span>바위가<text:span text:style-name="T61"> </text:span>그것들을<text:span text:style-name="T60"> </text:span>가지고<text:span text:style-name="T62"> </text:span>있지<text:span text:style-name="T60"> </text:span>않거나<text:span text:style-name="T17"> </text:span>혹은<text:span text:style-name="T58"> </text:span>그것들이<text:span text:style-name="T99"> </text:span>변한<text:span text:style-name="T58"> </text:span>경우에<text:span text:style-name="T99"> </text:span>우리는<text:span text:style-name="T67"> </text:span>바위가<text:span text:style-name="T58"> </text:span>그<text:span text:style-name="T67"> </text:span>때문에<text:span text:style-name="T99"> </text:span>물체의<text:span text:style-name="T58"> </text:span>본성을<text:span text:style-name="T67"> </text:span>잃었다고<text:span text:style-name="T58"> </text:span>생각하지는<text:span text:style-name="T68"> </text:span>않기<text:span text:style-name="T12"> </text:span>때문이다.<text:span text:style-name="T16"> </text:span>따라서<text:span text:style-name="T12"> </text:span>우리는<text:span text:style-name="T12"> </text:span>길이,<text:span text:style-name="T48"> </text:span>너비<text:span text:style-name="T12"> </text:span>그리고<text:span text:style-name="T12"> </text:span>깊이로<text:span text:style-name="T53"> </text:span>연장된<text:span text:style-name="T12"> </text:span>것<text:span text:style-name="T12"> </text:span>이외의<text:span text:style-name="T12"> </text:span>어떤<text:span text:style-name="T12"> </text:span>것도<text:span text:style-name="T12"> </text:span>바위<text:span text:style-name="T17"> </text:span>의<text:span text:style-name="T31"> </text:span>관념<text:span text:style-name="T18"> </text:span>속에<text:span text:style-name="T31"> </text:span>남아<text:span text:style-name="T18"> </text:span>있게<text:span text:style-name="T18"> </text:span>되지<text:span text:style-name="T31"> </text:span>않는다는<text:span text:style-name="T18"> </text:span>것을<text:span text:style-name="T18"> </text:span>알게<text:span text:style-name="T31"> </text:span>된다.”</text:p>
      <text:p text:style-name="P25"/>
      <text:h text:style-name="P6" text:outline-level="2"><text:span text:style-name="T23">§</text:span><text:span text:style-name="T37"> </text:span><text:span text:style-name="T23">5.</text:span><text:span text:style-name="T39"> </text:span><text:span text:style-name="T23">목적의</text:span><text:span text:style-name="T37"> </text:span><text:span text:style-name="T23">탐구는</text:span><text:span text:style-name="T37"> </text:span><text:span text:style-name="T23">금지해야</text:span><text:span text:style-name="T37"> </text:span><text:span text:style-name="T23">한다.</text:span></text:h>
      <text:p text:style-name="P24"/>
      <text:p text:style-name="P12">데카르트가<text:span text:style-name="T106"> </text:span>신이<text:span text:style-name="T107"> </text:span>계획을<text:span text:style-name="T106"> </text:span>가지고<text:span text:style-name="T107"> </text:span>물질세계를<text:span text:style-name="T31"> </text:span>창조하고<text:span text:style-name="T107"> </text:span>보존한다는<text:span text:style-name="T107"> </text:span>것을<text:span text:style-name="T106"> </text:span>부정하는<text:span text:style-name="T107"> </text:span>것<text:span text:style-name="T17"> </text:span><text:span text:style-name="T23">은 아니다. 그러나 인간은 신의 계획이 어떤 것인지 전혀 모르며, 따라서 세계의 일반적 목</text:span><text:span text:style-name="T10"> </text:span><text:span text:style-name="T23">적에 대한 데카르트의 입장은 “불가지론”적이다. “신의 본성이 무한하기 때문에 유한한 우</text:span><text:span text:style-name="T10"> </text:span><text:span text:style-name="T23">리가 그를 파악하지 못하는 것은 당연하다.” 유한한 인간은 무한한 신에 대해 알 능력이 </text:span><text:soft-page-break/><text:span text:style-name="T23">없</text:span><text:span text:style-name="T41"> </text:span><text:span text:style-name="T23">다. 물론 신이 존재하며 무한하고 완전하며 절대적 능력이 있다는 것 정도는 알 수 있지만,</text:span><text:span text:style-name="T10"> </text:span><text:span text:style-name="T23">신의 의도나 계획 등 신의 권한에 있는 사항은 알 수가 없다. 어떻게 보면 신은 우리가 유</text:span><text:span text:style-name="T10"> </text:span><text:span text:style-name="T23">한하다는 것을 알려줄 뿐이다. 따라서 목적에 대한 탐구는 금지해야 한다. “피조물들의 목</text:span><text:span text:style-name="T10"> </text:span><text:span text:style-name="T23">적인이 아니라 작용인을 탐구해야 한다. ... 자연물들과 관련해서 우리는 결코 신이나 자연</text:span><text:span text:style-name="T10"> </text:span><text:span text:style-name="T23">이 그것을 창조하는 데 세운 목적으로부터 설명을 취하지 않을 것이다. 왜냐하면 우리가 신</text:span><text:span text:style-name="T41"> </text:span><text:span text:style-name="T23">의</text:span><text:span text:style-name="T113"> </text:span><text:span text:style-name="T23">계획에</text:span><text:span text:style-name="T126"> </text:span><text:span text:style-name="T23">참여하고</text:span><text:span text:style-name="T113"> </text:span><text:span text:style-name="T23">있다고</text:span><text:span text:style-name="T113"> </text:span><text:span text:style-name="T23">생각할</text:span><text:span text:style-name="T113"> </text:span><text:span text:style-name="T23">정도로</text:span><text:span text:style-name="T113"> </text:span><text:span text:style-name="T23">우쭐대서는</text:span><text:span text:style-name="T113"> </text:span><text:span text:style-name="T23">안되기</text:span><text:span text:style-name="T127"> </text:span><text:span text:style-name="T23">때문이다.”</text:span><text:span text:style-name="T113"> </text:span><text:span text:style-name="T23">“우리의</text:span><text:span text:style-name="T126"> </text:span><text:span text:style-name="T23">자만심으</text:span><text:span text:style-name="T41"> </text:span><text:span text:style-name="T23">로 인해 신이 세계를 창조할 때 세운 목적을 인식할 수 있다고 가정하지 않도록 조심해야</text:span><text:span text:style-name="T10"> </text:span><text:span text:style-name="T23">한다.”</text:span></text:p>
      <text:p text:style-name="P42"/>
      <text:h text:style-name="P7" text:outline-level="2"><text:span text:style-name="T23">§</text:span><text:span text:style-name="T37"> </text:span><text:span text:style-name="T23">6.</text:span><text:span text:style-name="T73"> </text:span><text:span text:style-name="T23">기계론은</text:span><text:span text:style-name="T7"> </text:span><text:span text:style-name="T23">유물론이다.</text:span></text:h>
      <text:p text:style-name="P31"/>
      <text:p text:style-name="P13"><text:span text:style-name="T23">형상들이나</text:span><text:span text:style-name="T128"> </text:span><text:span text:style-name="T23">관념들이</text:span><text:span text:style-name="T101"> </text:span><text:span text:style-name="T23">다양한</text:span><text:span text:style-name="T128"> </text:span><text:span text:style-name="T23">질료들</text:span><text:span text:style-name="T128"> </text:span><text:span text:style-name="T23">안에</text:span><text:span text:style-name="T101"> </text:span><text:span text:style-name="T23">개입되어</text:span><text:span text:style-name="T128"> </text:span><text:span text:style-name="T23">있는</text:span><text:span text:style-name="T101"> </text:span><text:span text:style-name="T23">바</text:span><text:span text:style-name="T128"> </text:span><text:span text:style-name="T23">이</text:span><text:span text:style-name="T101"> </text:span><text:span text:style-name="T23">질료들은</text:span><text:span text:style-name="T126"> </text:span><text:span text:style-name="T23">마치</text:span><text:span text:style-name="T128"> </text:span><text:span text:style-name="T23">그들</text:span><text:span text:style-name="T41"> </text:span>의 완성을 위해 형상들을 향해 나아간다는 것이 질료형상론이다. 데카르트는 세부적인 물리<text:span text:style-name="T9"> </text:span>세계에는 이러한 형상들이나 관념들이 전혀 없다고 보았다. 데카르트가 보기에 이러한 질료<text:span text:style-name="T9"> </text:span><text:span text:style-name="T23">형상론적 개념은 자연을 어떤 힘을 간청해야 할 여신으로 보는 마술적 정신의 잔존이다.</text:span><text:span text:style-name="T10"> </text:span><text:span text:style-name="T23">“나는 자연을 어떤 여신이나 환상적 힘을 가진 다른 어떤 것으로 이해하는 것이 전혀 아니</text:span><text:span text:style-name="T10"> </text:span><text:span text:style-name="T23">다. 나는 물질 자체를 의미하기 위해 자연이라는 단어를 사용한다.” 이러한 이유로 데카르</text:span><text:span text:style-name="T10"> </text:span><text:span text:style-name="T113">트는 사유가 물질과 </text:span><text:span text:style-name="T23">근원적으로 구분되며 물질은 기하학적 연장으로 환원된다는 것을 증명</text:span><text:span text:style-name="T41"> </text:span><text:span text:style-name="T23">하려 한다. 달리 말하면, 데카르트가 확립하고자 했던 것은 질료에 대한 사유의 우위였다.</text:span><text:span text:style-name="T10"> </text:span><text:span text:style-name="T23">그러나 그의 기계론은 곧바로 유물론적 설명이 된다. 유물론적 설명에 의하면, 신이 세계에</text:span><text:span text:style-name="T41"> </text:span><text:span text:style-name="T23">드러내고자 했던</text:span><text:span text:style-name="T127"> </text:span><text:span text:style-name="T23">목적성은 세계에서</text:span><text:span text:style-name="T127"> </text:span><text:span text:style-name="T23">없어지며</text:span><text:span text:style-name="T127"> </text:span><text:span text:style-name="T23">모든</text:span><text:span text:style-name="T127"> </text:span><text:span text:style-name="T23">존재의</text:span><text:span text:style-name="T127"> </text:span><text:span text:style-name="T23">상징적</text:span><text:span text:style-name="T127"> </text:span><text:span text:style-name="T23">의미도</text:span><text:span text:style-name="T127"> </text:span><text:span text:style-name="T23">상실되기</text:span><text:span text:style-name="T127"> </text:span><text:span text:style-name="T23">때문이</text:span><text:span text:style-name="T41"> </text:span><text:span text:style-name="T23">다.</text:span></text:p>
      <text:p text:style-name="P27"/>
      <text:h text:style-name="P6" text:outline-level="2">§<text:span text:style-name="T74"> </text:span>7.<text:span text:style-name="T97"> </text:span>미도<text:span text:style-name="T74"> </text:span>상징도<text:span text:style-name="T53"> </text:span>아무<text:span text:style-name="T74"> </text:span>의미가<text:span text:style-name="T53"> </text:span>없다.</text:h>
      <text:p text:style-name="P24"/>
      <text:p text:style-name="P12">이<text:span text:style-name="T103"> </text:span>점에<text:span text:style-name="T104"> </text:span>대해,<text:span text:style-name="T51"> </text:span>파스칼과의<text:span text:style-name="T104"> </text:span>대화<text:span text:style-name="T103"> </text:span>상대자인<text:span text:style-name="T104"> </text:span>드<text:span text:style-name="T50"> </text:span>싹시(de<text:span text:style-name="T50"> </text:span>Sacy)의<text:span text:style-name="T52"> </text:span>반응은<text:span text:style-name="T103"> </text:span>의미심장하<text:span text:style-name="T17"> </text:span>다: “신은 두 가지 이유로 세계를 만들었다. 하나는 신 자신에 대한 위대한 관념을 주기 위<text:span text:style-name="T9"> </text:span>함이며, 다른<text:span text:style-name="T9"> </text:span>하나는 비가시적인 것들을<text:span text:style-name="T9"> </text:span>가시적인<text:span text:style-name="T9"> </text:span>것들<text:span text:style-name="T9"> </text:span>속에<text:span text:style-name="T47"> </text:span>그리기<text:span text:style-name="T47"> </text:span>위해서이다. 데카르트<text:span text:style-name="T9"> </text:span>씨는 둘 모두를 파괴한다. 태양은 아름다운 작품이라고 말할 경우, 데카르트는, 전혀 그렇지<text:span text:style-name="T9"> </text:span>않으며, 태양은 광석 부스러기들의 덩어리라고 대답한다. 자연의 신인 태양 속에서처럼 가<text:span text:style-name="T9"> </text:span>시적인<text:span text:style-name="T62"> </text:span>것들<text:span text:style-name="T62"> </text:span>속에서<text:span text:style-name="T62"> </text:span>비가시적인<text:span text:style-name="T60"> </text:span>것들을<text:span text:style-name="T62"> </text:span>식별하지<text:span text:style-name="T61"> </text:span>않고,<text:span text:style-name="T61"> </text:span>또한<text:span text:style-name="T61"> </text:span>태양이<text:span text:style-name="T61"> </text:span>식물들<text:span text:style-name="T62"> </text:span>속에<text:span text:style-name="T67"> </text:span>산출하는<text:span text:style-name="T17"> </text:span>모든 것에서 은총의 이미지를 보지 않고, 반대로 데카르트는 모든 것을 그가 상상한 몇몇<text:span text:style-name="T9"> </text:span>측면들을<text:span text:style-name="T61"> </text:span>통해<text:span text:style-name="T62"> </text:span>설명하고자<text:span text:style-name="T60"> </text:span>한다.<text:span text:style-name="T55"> </text:span>나는<text:span text:style-name="T60"> </text:span>그를<text:span text:style-name="T62"> </text:span>경이로운<text:span text:style-name="T67"> </text:span>그림을<text:span text:style-name="T61"> </text:span>보고서<text:span text:style-name="T67"> </text:span>그<text:span text:style-name="T62"> </text:span>아름다움에<text:span text:style-name="T60"> </text:span>매료되<text:span text:style-name="T17"> </text:span>어 그것 전체를 바라보고 관조하는 현인들과 달리 그 작품에 감탄하지 않고 각각의 특정 색<text:span text:style-name="T9"> </text:span>깔에<text:span text:style-name="T67"> </text:span>매달리며<text:span text:style-name="T61"> </text:span>‘이<text:span text:style-name="T60"> </text:span>빨강은<text:span text:style-name="T61"> </text:span>뭐지?<text:span text:style-name="T61"> </text:span>이것은<text:span text:style-name="T61"> </text:span>무엇으로<text:span text:style-name="T75"> </text:span>만들어졌을까?<text:span text:style-name="T55"> </text:span>이것으로<text:span text:style-name="T75"> </text:span>아니면<text:span text:style-name="T60"> </text:span>다른<text:span text:style-name="T75"> </text:span>어<text:span text:style-name="T17"> </text:span>떤<text:span text:style-name="T18"> </text:span>것으로<text:span text:style-name="T18"> </text:span>만들어졌겠지’라고<text:span text:style-name="T18"> </text:span>말하는<text:span text:style-name="T18"> </text:span>문외한들과<text:span text:style-name="T20"> </text:span>비교하겠다.”</text:p>
      <text:p text:style-name="P25"/>
      <text:h text:style-name="P6" text:outline-level="2"><text:span text:style-name="T23">§</text:span><text:span text:style-name="T46"> </text:span><text:span text:style-name="T23">8.</text:span><text:span text:style-name="T37"> </text:span><text:span text:style-name="T23">근대인의</text:span><text:span text:style-name="T45"> </text:span><text:span text:style-name="T23">상실감</text:span></text:h>
      <text:p text:style-name="P30"/>
      <text:p text:style-name="P12"><text:span text:style-name="T23">서구의</text:span><text:span text:style-name="T128"> </text:span><text:span text:style-name="T23">전통적</text:span><text:span text:style-name="T101"> </text:span><text:span text:style-name="T23">관점은</text:span><text:span text:style-name="T128"> </text:span><text:span text:style-name="T23">신의</text:span><text:span text:style-name="T128"> </text:span><text:span text:style-name="T23">일반적</text:span><text:span text:style-name="T101"> </text:span><text:span text:style-name="T23">계획을</text:span><text:span text:style-name="T126"> </text:span><text:span text:style-name="T23">전제로</text:span><text:span text:style-name="T128"> </text:span><text:span text:style-name="T23">하면서</text:span><text:span text:style-name="T101"> </text:span><text:span text:style-name="T23">여러</text:span><text:span text:style-name="T128"> </text:span><text:span text:style-name="T23">물리적</text:span><text:span text:style-name="T101"> </text:span><text:span text:style-name="T23">실재들</text:span><text:span text:style-name="T128"> </text:span><text:span text:style-name="T23">속에</text:span><text:span text:style-name="T41"> </text:span><text:span text:style-name="T23">서 이 계획을 파악하려는 방식으로 우주를 해독한다는 것을 볼 수 있다. (태양과 태양 광선</text:span><text:span text:style-name="T10"> </text:span><text:soft-page-break/><text:span text:style-name="T23">들 같은) 가시적 대상 속에서 (신과 신의 은총이라는) 비가시적인 것의 반영을 볼 수 있는</text:span><text:span text:style-name="T10"> </text:span><text:span text:style-name="T23">것이다. 이러한 절차는 물질의 영역과 정신의 영역 사이에 유비적 일치성을 확립하려는 전</text:span><text:span text:style-name="T10"> </text:span><text:span text:style-name="T23">통에 완전히 부합하는 것이다. 이러한 관점에서 인간은 세계의 모든 곳에서 창조자의 자취</text:span><text:span text:style-name="T10"> </text:span><text:span text:style-name="T23">들을 다시 발견하기 때문에 세계에서 길을 잃은 것처럼 느끼지 않는 것이다. 그러나 쟈끄</text:span><text:span text:style-name="T10"> </text:span><text:span text:style-name="T23">모노가 말하는 것처럼, 데카르트와 함께 “옛 언약”은 깨지고 인간은 “우주의 테두리 밖에</text:span><text:span text:style-name="T10"> </text:span><text:span text:style-name="T23">떨어져</text:span><text:span text:style-name="T126"> </text:span><text:span text:style-name="T23">있는</text:span><text:span text:style-name="T126"> </text:span><text:span text:style-name="T23">집시”가</text:span><text:span text:style-name="T127"> </text:span><text:span text:style-name="T23">되는</text:span><text:span text:style-name="T126"> </text:span><text:span text:style-name="T23">것이다.</text:span><text:span text:style-name="T113"> </text:span><text:span text:style-name="T23">실제로,</text:span><text:span text:style-name="T126"> </text:span><text:span text:style-name="T23">주체는</text:span><text:span text:style-name="T113"> </text:span><text:span text:style-name="T23">자신의</text:span><text:span text:style-name="T126"> </text:span><text:span text:style-name="T23">내부성으로</text:span><text:span text:style-name="T127"> </text:span><text:span text:style-name="T23">피신하며,</text:span><text:span text:style-name="T126"> </text:span><text:span text:style-name="T23">상관적으로</text:span><text:span text:style-name="T35"> </text:span><text:span text:style-name="T23">세계는 전체적 외부성 속에서 전개된다. 이러한 세계에서는 서로 병치되어 있고 항구적인</text:span><text:span text:style-name="T10"> </text:span><text:span text:style-name="T23">수학적</text:span><text:span text:style-name="T127"> </text:span><text:span text:style-name="T23">법칙들에</text:span><text:span text:style-name="T127"> </text:span><text:span text:style-name="T23">부응하는</text:span><text:span text:style-name="T127"> </text:span><text:span text:style-name="T23">존재들만이</text:span><text:span text:style-name="T127"> </text:span><text:span text:style-name="T23">있을</text:span><text:span text:style-name="T127"> </text:span><text:span text:style-name="T23">뿐이다.</text:span><text:span text:style-name="T113"> </text:span><text:span text:style-name="T23">영국의</text:span><text:span text:style-name="T127"> </text:span><text:span text:style-name="T23">시인</text:span><text:span text:style-name="T127"> </text:span><text:span text:style-name="T23">존</text:span><text:span text:style-name="T127"> </text:span><text:span text:style-name="T23">돈(John</text:span><text:span text:style-name="T127"> </text:span><text:span text:style-name="T23">Donne)은</text:span><text:span text:style-name="T127"> </text:span><text:span text:style-name="T23">&lt;세</text:span><text:span text:style-name="T41"> </text:span><text:span text:style-name="T23">계의</text:span><text:span text:style-name="T98"> </text:span><text:span text:style-name="T23">해부&gt;라는</text:span><text:span text:style-name="T49"> </text:span><text:span text:style-name="T23">시에서</text:span><text:span text:style-name="T49"> </text:span><text:span text:style-name="T23">“It's</text:span><text:span text:style-name="T21"> </text:span><text:span text:style-name="T23">all</text:span><text:span text:style-name="T32"> </text:span><text:span text:style-name="T23">in</text:span><text:span text:style-name="T19"> </text:span><text:span text:style-name="T23">pieces,</text:span><text:span text:style-name="T19"> </text:span><text:span text:style-name="T23">all</text:span><text:span text:style-name="T19"> </text:span><text:span text:style-name="T23">coherence</text:span><text:span text:style-name="T21"> </text:span><text:span text:style-name="T23">gone”이라고</text:span><text:span text:style-name="T21"> </text:span><text:span text:style-name="T23">말한다.</text:span><text:span text:style-name="T49"> </text:span><text:span text:style-name="T23">파스칼도</text:span></text:p>
      <text:p text:style-name="P43"/>
      <text:p text:style-name="P18"><text:span text:style-name="T23">이러한 전체성의 아픈 상실을 표현한다. “이 무한한 공간들의 침묵은 나를 오싹하게 한다.”</text:span><text:span text:style-name="T10"> </text:span><text:span text:style-name="T23">파스칼의 이러한 생각은 의미가 상실된 세계 앞에 놓인 근대인의 의식 상태를 잘 표현해준</text:span><text:span text:style-name="T41"> </text:span><text:span text:style-name="T23">다. 우주는 계산하고 측정하는 정신에 의해 구성되어 더 이상 하나의 전체로 생각할 수 없</text:span><text:span text:style-name="T10"> </text:span><text:span text:style-name="T23">는 것이며, 인간은 그 안에서 자신을 이방인으로 느끼게 된다. 그 전까지 자연 질서는 신에</text:span><text:span text:style-name="T10"> </text:span><text:span text:style-name="T23">대한 증거, 실재를 정돈하고 모든 가치를 보장하는 무한한 지성에 대한 가장 적합한 표시로</text:span><text:span text:style-name="T41"> </text:span><text:span text:style-name="T23">간주되었었다. 이렇게 취약하고 조각난 의미를 지닌 이 세계는 더 이상 영혼의 깊은 갈망과</text:span><text:span text:style-name="T41"> </text:span><text:span text:style-name="T23">관계를</text:span><text:span text:style-name="T113"> </text:span><text:span text:style-name="T23">맺지</text:span><text:span text:style-name="T113"> </text:span><text:span text:style-name="T23">않게</text:span><text:span text:style-name="T113"> </text:span><text:span text:style-name="T23">된다.</text:span><text:span text:style-name="T126"> </text:span><text:span text:style-name="T23">“추상적</text:span><text:span text:style-name="T113"> </text:span><text:span text:style-name="T23">자연과학은</text:span><text:span text:style-name="T113"> </text:span><text:span text:style-name="T23">인간에게</text:span><text:span text:style-name="T113"> </text:span><text:span text:style-name="T23">본질적인</text:span><text:span text:style-name="T126"> </text:span><text:span text:style-name="T23">것이</text:span><text:span text:style-name="T113"> </text:span><text:span text:style-name="T23">아니다”라고</text:span><text:span text:style-name="T127"> </text:span><text:span text:style-name="T23">파스칼은</text:span><text:span text:style-name="T35"> </text:span><text:span text:style-name="T23">말한다. 이제 우주는 벙어리인 것이다. “우리는 세계에 존재하지 않는다”는 랭보의 말이 맞</text:span><text:span text:style-name="T10"> </text:span><text:span text:style-name="T23">기</text:span><text:span text:style-name="T44"> </text:span><text:span text:style-name="T23">시작한</text:span><text:span text:style-name="T111"> </text:span><text:span text:style-name="T23">것이다.</text:span></text:p>
      <text:p text:style-name="P26"/>
      <text:h text:style-name="P9" text:outline-level="2"><text:span text:style-name="T23">§</text:span><text:span text:style-name="T4"> </text:span><text:span text:style-name="T23">9.</text:span><text:span text:style-name="T34"> </text:span><text:span text:style-name="T23">기계론의</text:span><text:span text:style-name="T30"> </text:span><text:span text:style-name="T23">목적</text:span></text:h>
      <text:p text:style-name="P31"/>
      <text:p text:style-name="P13">그러나 파스칼의 외침은 다른 철학자들에게 반향을 주지 못한 고립된 외침이었다.<text:span text:style-name="T9"> </text:span>사실, 기계론의 창안자들은 세계에 대한 새로운 개념에 대해 굳은 낙관론을 가지고 있었다.<text:span text:style-name="T9"> </text:span>그들의 평가에 따르면, 기계론을 통해 고대의 아리스토텔레스적인 물리학보다 더 효과적인<text:span text:style-name="T9"> </text:span>방식으로 물질세계를 지배할 수 있으며 따라서 기계론은 인간에게 매우 유용한 것이기 때문<text:span text:style-name="T9"> </text:span>이다.<text:span text:style-name="T16"> </text:span>이러한<text:span text:style-name="T13"> </text:span>관점에서는<text:span text:style-name="T13"> </text:span>철학의<text:span text:style-name="T13"> </text:span>계획<text:span text:style-name="T13"> </text:span>자체가<text:span text:style-name="T13"> </text:span>뒤바뀌게<text:span text:style-name="T13"> </text:span>된다.<text:span text:style-name="T12"> </text:span>고대인들에게<text:span text:style-name="T13"> </text:span>지혜의<text:span text:style-name="T13"> </text:span>최종<text:span text:style-name="T13"> </text:span>목<text:span text:style-name="T17"> </text:span>적은<text:span text:style-name="T61"> </text:span>실천적<text:span text:style-name="T62"> </text:span>관심을<text:span text:style-name="T60"> </text:span>넘어서<text:span text:style-name="T62"> </text:span>관조의<text:span text:style-name="T67"> </text:span>삶에<text:span text:style-name="T62"> </text:span>이르는<text:span text:style-name="T67"> </text:span>것이었던<text:span text:style-name="T62"> </text:span>반면,<text:span text:style-name="T62"> </text:span>근대인들에게<text:span text:style-name="T62"> </text:span>과학의<text:span text:style-name="T67"> </text:span>목적<text:span text:style-name="T17"> </text:span>은<text:span text:style-name="T12"> </text:span>재빨리<text:span text:style-name="T13"> </text:span>실천에<text:span text:style-name="T13"> </text:span>도달하여<text:span text:style-name="T13"> </text:span>정당화되는<text:span text:style-name="T13"> </text:span>이론을<text:span text:style-name="T13"> </text:span>전개하는<text:span text:style-name="T13"> </text:span>것이다.<text:span text:style-name="T12"> </text:span>예를<text:span text:style-name="T13"> </text:span>들어,<text:span text:style-name="T12"> </text:span>데카르트는<text:span text:style-name="T13"> </text:span>다<text:span text:style-name="T17"> </text:span>음과<text:span text:style-name="T61"> </text:span>같이<text:span text:style-name="T67"> </text:span>선언한다:<text:span text:style-name="T60"> </text:span>“나는<text:span text:style-name="T55"> </text:span>물리학의<text:span text:style-name="T67"> </text:span>일반<text:span text:style-name="T67"> </text:span>개념들을<text:span text:style-name="T61"> </text:span>통해<text:span text:style-name="T67"> </text:span>삶에<text:span text:style-name="T67"> </text:span>매우<text:span text:style-name="T61"> </text:span>유용한<text:span text:style-name="T67"> </text:span>지식들을<text:span text:style-name="T62"> </text:span>가질<text:span text:style-name="T17"> </text:span>수<text:span text:style-name="T48"> </text:span>있으며,<text:span text:style-name="T97"> </text:span>스콜라학파에서<text:span text:style-name="T48"> </text:span>가르치는<text:span text:style-name="T20"> </text:span>사변철학과<text:span text:style-name="T48"> </text:span>달리<text:span text:style-name="T48"> </text:span>물리학의<text:span text:style-name="T48"> </text:span>일반<text:span text:style-name="T48"> </text:span>개념들의<text:span text:style-name="T48"> </text:span>실천을<text:span text:style-name="T48"> </text:span>발견<text:span text:style-name="T17"> </text:span>할<text:span text:style-name="T74"> </text:span>수<text:span text:style-name="T13"> </text:span>있다는<text:span text:style-name="T74"> </text:span>것을<text:span text:style-name="T13"> </text:span>알게<text:span text:style-name="T16"> </text:span>되었다.<text:span text:style-name="T12"> </text:span>이러한<text:span text:style-name="T16"> </text:span>실천에<text:span text:style-name="T74"> </text:span>의해<text:span text:style-name="T13"> </text:span>우리는<text:span text:style-name="T13"> </text:span>불,<text:span text:style-name="T12"> </text:span>물,<text:span text:style-name="T16"> </text:span>공기,<text:span text:style-name="T74"> </text:span>행성,<text:span text:style-name="T13"> </text:span>천체,<text:span text:style-name="T12"> </text:span>그리<text:span text:style-name="T17"> </text:span>고<text:span text:style-name="T16"> </text:span>우리를<text:span text:style-name="T12"> </text:span>둘러싼<text:span text:style-name="T53"> </text:span>모든<text:span text:style-name="T12"> </text:span>물체들의<text:span text:style-name="T12"> </text:span>힘과<text:span text:style-name="T16"> </text:span>작용을<text:span text:style-name="T12"> </text:span>장인들의<text:span text:style-name="T53"> </text:span>여러<text:span text:style-name="T74"> </text:span>직종들을<text:span text:style-name="T12"> </text:span>아는<text:span text:style-name="T16"> </text:span>것처럼<text:span text:style-name="T12"> </text:span>판명하<text:span text:style-name="T17"> </text:span>게<text:span text:style-name="T60"> </text:span>알게<text:span text:style-name="T62"> </text:span>됨으로써<text:span text:style-name="T61"> </text:span>그<text:span text:style-name="T55"> </text:span>개념들을<text:span text:style-name="T61"> </text:span>적재적소에<text:span text:style-name="T61"> </text:span>모두<text:span text:style-name="T61"> </text:span>사용함으로써<text:span text:style-name="T60"> </text:span>자연의<text:span text:style-name="T61"> </text:span>지배자,<text:span text:style-name="T55"> </text:span>그리고<text:span text:style-name="T61"> </text:span>소유<text:span text:style-name="T17"> </text:span>자가<text:span text:style-name="T31"> </text:span>될<text:span text:style-name="T31"> </text:span>수<text:span text:style-name="T18"> </text:span>있다.”</text:p>
      <text:p text:style-name="P15">이렇게,<text:span text:style-name="T75"> </text:span>기계론이<text:span text:style-name="T75"> </text:span>사물들<text:span text:style-name="T75"> </text:span>속에서<text:span text:style-name="T61"> </text:span>목적성을<text:span text:style-name="T75"> </text:span>보는<text:span text:style-name="T75"> </text:span>것을<text:span text:style-name="T75"> </text:span>금지하고<text:span text:style-name="T58"> </text:span>사물들을<text:span text:style-name="T61"> </text:span>상호작용<text:span text:style-name="T17"> </text:span>속에<text:span text:style-name="T60"> </text:span>있는<text:span text:style-name="T61"> </text:span>단순한<text:span text:style-name="T60"> </text:span>물질<text:span text:style-name="T61"> </text:span>덩어리들로<text:span text:style-name="T60"> </text:span>간주한다면,<text:span text:style-name="T60"> </text:span>이는<text:span text:style-name="T60"> </text:span>물질세계를<text:span text:style-name="T62"> </text:span>더욱<text:span text:style-name="T62"> </text:span>잘<text:span text:style-name="T60"> </text:span>지배함으로써<text:span text:style-name="T61"> </text:span>인<text:span text:style-name="T17"> </text:span>간의 삶 자체를 변화시키기 위한 것이다. 따라서, 기계론에 생명력을 주는 것은 자연을 객<text:span text:style-name="T9"> </text:span>관화하여 주체적으로 자기화하려는 계획인 것이다. 그러나 이러한 계획은 사물들 안에 선재<text:span text:style-name="T9"> </text:span>되어<text:span text:style-name="T31"> </text:span>있는<text:span text:style-name="T31"> </text:span>것이<text:span text:style-name="T31"> </text:span>아니라<text:span text:style-name="T31"> </text:span>오로지<text:span text:style-name="T31"> </text:span>인간에게<text:span text:style-name="T31"> </text:span>속하는<text:span text:style-name="T31"> </text:span>것이다.</text:p>
      <text:p text:style-name="P28"/>
      <text:h text:style-name="P6" text:outline-level="2"><text:soft-page-break/>§<text:span text:style-name="T53"> </text:span>10.<text:span text:style-name="T97"> </text:span>데카르트<text:span text:style-name="T48"> </text:span>이후의<text:span text:style-name="T53"> </text:span>방향</text:h>
      <text:p text:style-name="P30"/>
      <text:p text:style-name="P12">근대과학과 함께 세계는 더 이상 구조가 짜여지고 통일적 일관성을 지닌 하나의 전<text:span text:style-name="T9"> </text:span>체로<text:span text:style-name="T97"> </text:span>생각될<text:span text:style-name="T20"> </text:span>수<text:span text:style-name="T48"> </text:span>없으며<text:span text:style-name="T48"> </text:span>부분적인<text:span text:style-name="T48"> </text:span>의미만을<text:span text:style-name="T20"> </text:span>가지고<text:span text:style-name="T18"> </text:span>있다.<text:span text:style-name="T48"> </text:span>세계는<text:span text:style-name="T48"> </text:span>그<text:span text:style-name="T48"> </text:span>무엇에<text:span text:style-name="T48"> </text:span>의해서도<text:span text:style-name="T18"> </text:span>극복될<text:span text:style-name="T68"> </text:span>수<text:span text:style-name="T12"> </text:span>없는<text:span text:style-name="T12"> </text:span>이원성을<text:span text:style-name="T12"> </text:span>자신<text:span text:style-name="T12"> </text:span>안에<text:span text:style-name="T12"> </text:span>담고<text:span text:style-name="T12"> </text:span>있다.<text:span text:style-name="T48"> </text:span>자연과<text:span text:style-name="T12"> </text:span>정신이<text:span text:style-name="T12"> </text:span>실재의<text:span text:style-name="T12"> </text:span>양극을<text:span text:style-name="T12"> </text:span>나타낸다.<text:span text:style-name="T16"> </text:span>자연은<text:span text:style-name="T53"> </text:span>이<text:span text:style-name="T17"> </text:span>제 표상의 <text:span text:style-name="T59">대상</text:span>, 과학적 인식의 <text:span text:style-name="T59">대상</text:span>, 기술적 착취의 <text:span text:style-name="T59">대상</text:span>으로 존재한다. 인간은 자신과는<text:span text:style-name="T9"> </text:span>본질적으로<text:span text:style-name="T12"> </text:span>낮선<text:span text:style-name="T12"> </text:span>대상,<text:span text:style-name="T74"> </text:span>즉<text:span text:style-name="T12"> </text:span>자신의<text:span text:style-name="T12"> </text:span>궁극적<text:span text:style-name="T74"> </text:span>목적에<text:span text:style-name="T74"> </text:span>대해<text:span text:style-name="T74"> </text:span>“아무<text:span text:style-name="T12"> </text:span>말도<text:span text:style-name="T12"> </text:span>못하는”<text:span text:style-name="T12"> </text:span>대상으로<text:span text:style-name="T74"> </text:span>생각된<text:span text:style-name="T17"> </text:span>세계<text:span text:style-name="T31"> </text:span>앞에<text:span text:style-name="T31"> </text:span>놓인<text:span text:style-name="T31"> </text:span><text:span text:style-name="T59">주체</text:span>로서<text:span text:style-name="T31"> </text:span>존재한다.</text:p>
      <text:p text:style-name="P16">데카르트에 의해 정초된 과학의 성과는 향후 근대철학의 방향을 여러 갈래로 갈라<text:span text:style-name="T9"> </text:span>놓는다.<text:span text:style-name="T60"> </text:span>우선<text:span text:style-name="T62"> </text:span>이성의<text:span text:style-name="T61"> </text:span>능력을<text:span text:style-name="T61"> </text:span>계속<text:span text:style-name="T61"> </text:span>강조하며<text:span text:style-name="T62"> </text:span>인본주의를<text:span text:style-name="T61"> </text:span>강화하는<text:span text:style-name="T62"> </text:span>계몽주의의<text:span text:style-name="T62"> </text:span>길이<text:span text:style-name="T60"> </text:span>있을<text:span text:style-name="T61"> </text:span>것</text:p>
      <text:p text:style-name="P44"/>
      <text:p text:style-name="P18">이다. 그리고 이성에 갇힌 인간을 확장하기 위하여 자연의 위상이 복원되고 자연이 예술과<text:span text:style-name="T9"> </text:span>문화적<text:span text:style-name="T12"> </text:span>영감의<text:span text:style-name="T13"> </text:span>원천이<text:span text:style-name="T12"> </text:span>된<text:span text:style-name="T13"> </text:span>낭만주의가<text:span text:style-name="T14"> </text:span>있을<text:span text:style-name="T13"> </text:span>것이다.<text:span text:style-name="T12"> </text:span>마지막으로,<text:span text:style-name="T16"> </text:span>자연과<text:span text:style-name="T13"> </text:span>분리되어<text:span text:style-name="T14"> </text:span>과학적<text:span text:style-name="T13"> </text:span>이<text:span text:style-name="T17"> </text:span>성에<text:span text:style-name="T18"> </text:span>갇힌<text:span text:style-name="T20"> </text:span>인간의<text:span text:style-name="T20"> </text:span>“자연적”<text:span text:style-name="T18"> </text:span>위치를<text:span text:style-name="T20"> </text:span>강조하려는<text:span text:style-name="T20"> </text:span>역사철학이<text:span text:style-name="T20"> </text:span>있을<text:span text:style-name="T20"> </text:span>것이다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roman" style:font-pitch="variable"/>
    <style:font-face style:name="Malgun Gothic1" svg:font-family="'Malgun Goth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586cm"/>
      <style:text-properties style:font-name="Malgun Gothic" fo:font-family="'Malgun Gothic'" style:font-family-generic="roman" style:font-pitch="variable" fo:font-size="10pt" fo:language="en" fo:country="US" fo:font-weight="bold" style:font-name-asian="Malgun Gothic1" style:font-family-asian="'Malgun Gothic'" style:font-family-generic-asian="system" style:font-pitch-asian="variable" style:font-size-asian="10pt" style:language-asian="ko" style:country-asian="KR" style:font-weight-asian="bold" style:font-name-complex="Malgun Gothic1" style:font-family-complex="'Malgun Gothic'" style:font-family-generic-complex="system" style:font-pitch-complex="variable" style:font-size-complex="10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176cm" fo:margin-right="0.208cm" fo:text-indent="1.408cm" style:auto-text-indent="false"/>
      <style:text-properties style:font-name="Malgun Gothic" fo:font-family="'Malgun Gothic'" style:font-family-generic="roman" style:font-pitch="variable" fo:language="en" fo:country="US" style:font-name-asian="Malgun Gothic1" style:font-family-asian="'Malgun Gothic'" style:font-family-generic-asian="system" style:font-pitch-asian="variable" style:language-asian="ko" style:country-asian="KR" style:font-name-complex="Malgun Gothic1" style:font-family-complex="'Malgun Gothic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="Malgun Gothic" fo:font-family="'Malgun Gothic'" style:font-family-generic="roman" style:font-pitch="variable" fo:font-size="10pt" fo:letter-spacing="normal" fo:language="en" fo:country="US" style:font-name-asian="Malgun Gothic1" style:font-family-asian="'Malgun Gothic'" style:font-family-generic-asian="system" style:font-pitch-asian="variable" style:font-size-asian="10pt" style:language-asian="ko" style:country-asian="KR" style:font-name-complex="Malgun Gothic1" style:font-family-complex="'Malgun Gothic'" style:font-family-generic-complex="system" style:font-pitch-complex="variable" style:font-size-complex="10pt" style:language-complex="ar" style:country-complex="SA" style:text-scale="107%"/>
    </style:style>
    <style:style style:name="ListLabel_20_2" style:display-name="ListLabel 2" style:family="text">
      <style:text-properties fo:language="en" fo:country="US" style:language-asian="ko" style:country-asian="KR" style:language-complex="ar" style:country-complex="SA"/>
    </style:style>
    <style:style style:name="ListLabel_20_3" style:display-name="ListLabel 3" style:family="text">
      <style:text-properties fo:language="en" fo:country="US" style:language-asian="ko" style:country-asian="KR" style:language-complex="ar" style:country-complex="SA"/>
    </style:style>
    <style:style style:name="ListLabel_20_4" style:display-name="ListLabel 4" style:family="text">
      <style:text-properties fo:language="en" fo:country="US" style:language-asian="ko" style:country-asian="KR" style:language-complex="ar" style:country-complex="SA"/>
    </style:style>
    <style:style style:name="ListLabel_20_5" style:display-name="ListLabel 5" style:family="text">
      <style:text-properties fo:language="en" fo:country="US" style:language-asian="ko" style:country-asian="KR" style:language-complex="ar" style:country-complex="SA"/>
    </style:style>
    <style:style style:name="ListLabel_20_6" style:display-name="ListLabel 6" style:family="text">
      <style:text-properties fo:language="en" fo:country="US" style:language-asian="ko" style:country-asian="KR" style:language-complex="ar" style:country-complex="SA"/>
    </style:style>
    <style:style style:name="ListLabel_20_7" style:display-name="ListLabel 7" style:family="text">
      <style:text-properties fo:language="en" fo:country="US" style:language-asian="ko" style:country-asian="KR" style:language-complex="ar" style:country-complex="SA"/>
    </style:style>
    <style:style style:name="ListLabel_20_8" style:display-name="ListLabel 8" style:family="text">
      <style:text-properties fo:language="en" fo:country="US" style:language-asian="ko" style:country-asian="KR" style:language-complex="ar" style:country-complex="SA"/>
    </style:style>
    <style:style style:name="ListLabel_20_9" style:display-name="ListLabel 9" style:family="text">
      <style:text-properties fo:language="en" fo:country="US" style:language-asian="ko" style:country-asian="KR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547cm" fo:margin-left="0.176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547cm" fo:margin-left="1.697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547cm" fo:margin-left="3.217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547cm" fo:margin-left="4.738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547cm" fo:margin-left="6.25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547cm" fo:margin-left="7.779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547cm" fo:margin-left="9.299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547cm" fo:margin-left="10.82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547cm" fo:margin-left="12.3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line-height="5%"/>
    </style:style>
    <style:style style:name="MP2" style:family="paragraph" style:parent-style-name="Text_20_body">
      <style:paragraph-properties fo:margin-left="0.035cm" fo:margin-right="0cm" fo:line-height="0.422cm"/>
    </style:style>
    <style:style style:name="MP3" style:family="paragraph">
      <loext:graphic-properties draw:fill="none"/>
    </style:style>
    <style:style style:name="MT1" style:family="text">
      <style:text-properties style:text-scale="140%"/>
    </style:style>
    <style:style style:name="MT2" style:family="text">
      <style:text-properties fo:letter-spacing="0.004cm" style:text-scale="140%"/>
    </style:style>
    <style:style style:name="MT3" style:family="text">
      <style:text-properties fo:letter-spacing="0.025cm" style:text-scale="120%"/>
    </style:style>
    <style:style style:name="MT4" style:family="text">
      <style:text-properties style:text-scale="130%"/>
    </style:style>
    <style:style style:name="MT5" style:family="text">
      <style:text-properties fo:letter-spacing="0.014cm" style:text-scale="130%"/>
    </style:style>
    <style:style style:name="MT6" style:family="text">
      <style:text-properties style:text-scale="120%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0.422cm" fo:min-width="1.268cm" fo:padding-top="0cm" fo:padding-bottom="0cm" fo:padding-left="0cm" fo:padding-right="0cm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822cm" fo:margin-bottom="1.496cm" fo:margin-left="2.822cm" fo:margin-right="2.787cm" style:writing-mode="lr-tb" style:layout-grid-color="#c0c0c0" style:layout-grid-lines="25044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9cm" fo:margin-left="0cm" fo:margin-right="0cm" fo:margin-top="0.238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2" style:page-layout-name="Mpm2" draw:style-name="Mdp1">
      <style:footer>
        <text:p text:style-name="MP1"><draw:frame draw:style-name="Mfr1" draw:name="Frame3" text:anchor-type="char" svg:x="9.962cm" svg:y="27.785cm" svg:width="1.171cm" svg:height="0.422cm" draw:z-index="1"><draw:text-box><text:p text:style-name="MP2"><text:span text:style-name="MT1">-</text:span><text:span text:style-name="MT2"> </text:span><text:page-number text:select-page="current">5</text:page-number><text:span text:style-name="MT3"><text:s/></text:span><text:span text:style-name="MT1">-</text:span></text:p></draw:text-box></draw:frame></text:p>
      </style:footer>
    </style:master-page>
    <style:master-page style:name="Converted3" style:page-layout-name="Mpm2" draw:style-name="Mdp1">
      <style:footer>
        <text:p text:style-name="MP1"><draw:frame draw:style-name="Mfr1" draw:name="Frame4" text:anchor-type="char" svg:x="9.962cm" svg:y="27.785cm" svg:width="1.171cm" svg:height="0.422cm" draw:z-index="3"><draw:text-box><text:p text:style-name="MP2"><text:span text:style-name="MT1">-</text:span><text:span text:style-name="MT2"> </text:span><text:page-number text:select-page="current">7</text:page-number><text:span text:style-name="MT3"><text:s/></text:span><text:span text:style-name="MT1">-</text:span></text:p></draw:text-box></draw:frame></text:p>
      </style:footer>
    </style:master-page>
    <style:master-page style:name="Converted4" style:page-layout-name="Mpm2" draw:style-name="Mdp1">
      <style:footer>
        <text:p text:style-name="MP1"><draw:frame draw:style-name="Mfr1" draw:name="Frame5" text:anchor-type="char" svg:x="9.962cm" svg:y="27.785cm" svg:width="1.171cm" svg:height="0.422cm" draw:z-index="5"><draw:text-box><text:p text:style-name="MP2"><text:span text:style-name="MT1">-</text:span><text:span text:style-name="MT2"> </text:span><text:page-number text:select-page="current">9</text:page-number><text:span text:style-name="MT3"><text:s/></text:span><text:span text:style-name="MT1">-</text:span></text:p></draw:text-box></draw:frame></text:p>
      </style:footer>
    </style:master-page>
    <style:master-page style:name="Converted5" style:page-layout-name="Mpm2" draw:style-name="Mdp1">
      <style:footer>
        <text:p text:style-name="MP1"><draw:frame draw:style-name="Mfr1" draw:name="Frame6" text:anchor-type="char" svg:x="9.962cm" svg:y="27.785cm" svg:width="1.171cm" svg:height="0.422cm" draw:z-index="7"><draw:text-box><text:p text:style-name="MP2"><text:span text:style-name="MT1">-</text:span><text:span text:style-name="MT2"> </text:span><text:page-number text:select-page="current">11</text:page-number><text:span text:style-name="MT3"><text:s/></text:span><text:span text:style-name="MT1">-</text:span></text:p></draw:text-box></draw:frame></text:p>
      </style:footer>
    </style:master-page>
    <style:master-page style:name="Converted6" style:page-layout-name="Mpm2" draw:style-name="Mdp1">
      <style:footer>
        <text:p text:style-name="MP1"><draw:frame draw:style-name="Mfr1" draw:name="Frame7" text:anchor-type="char" svg:x="9.962cm" svg:y="27.785cm" svg:width="1.171cm" svg:height="0.422cm" draw:z-index="9"><draw:text-box><text:p text:style-name="MP2"><text:span text:style-name="MT1">-</text:span><text:span text:style-name="MT2"> </text:span><text:page-number text:select-page="current">13</text:page-number><text:span text:style-name="MT3"><text:s/></text:span><text:span text:style-name="MT1">-</text:span></text:p></draw:text-box></draw:frame></text:p>
      </style:footer>
    </style:master-page>
    <style:master-page style:name="Converted7" style:page-layout-name="Mpm2" draw:style-name="Mdp1">
      <style:footer>
        <text:p text:style-name="MP1"><draw:frame draw:style-name="Mfr1" draw:name="Frame8" text:anchor-type="char" svg:x="9.962cm" svg:y="27.785cm" svg:width="1.171cm" svg:height="0.422cm" draw:z-index="11"><draw:text-box><text:p text:style-name="MP2"><text:span text:style-name="MT1">-</text:span><text:span text:style-name="MT2"> </text:span><text:page-number text:select-page="current">15</text:page-number><text:span text:style-name="MT3"><text:s/></text:span><text:span text:style-name="MT1">-</text:span></text:p></draw:text-box></draw:frame></text:p>
      </style:footer>
    </style:master-page>
    <style:master-page style:name="Converted8" style:page-layout-name="Mpm2" draw:style-name="Mdp1">
      <style:footer>
        <text:p text:style-name="MP1"><draw:frame draw:style-name="Mfr1" draw:name="Frame9" text:anchor-type="char" svg:x="9.962cm" svg:y="27.785cm" svg:width="1.171cm" svg:height="0.422cm" draw:z-index="13"><draw:text-box><text:p text:style-name="MP2"><text:span text:style-name="MT1">-</text:span><text:span text:style-name="MT2"> </text:span><text:page-number text:select-page="current">17</text:page-number><text:span text:style-name="MT3"><text:s/></text:span><text:span text:style-name="MT1">-</text:span></text:p></draw:text-box></draw:frame></text:p>
      </style:footer>
    </style:master-page>
    <style:master-page style:name="Converted9" style:page-layout-name="Mpm2" draw:style-name="Mdp1">
      <style:footer>
        <text:p text:style-name="MP1"><draw:custom-shape text:anchor-type="char" draw:z-index="14" draw:name="Shape1" draw:style-name="Mgr1" draw:text-style-name="MP3" svg:width="1.269cm" svg:height="0.422cm" svg:x="9.86cm" svg:y="27.785cm"><text:p text:style-name="MP2"><text:span text:style-name="MT4">-</text:span><text:span text:style-name="MT5"> </text:span><text:span text:style-name="MT6">10</text:span><text:span text:style-name="MT3"> </text:span><text:span text:style-name="MT4">-</text:span></text:p><draw:enhanced-geometry draw:type="0"/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6:50:06.408556291</meta:creation-date>
    <dc:date>2024-10-11T17:14:39.017919372</dc:date>
    <meta:editing-duration>PT32M11S</meta:editing-duration>
    <meta:editing-cycles>6</meta:editing-cycles>
    <meta:generator>LibreOffice/24.2.6.2$Linux_X86_64 LibreOffice_project/8e9a753d9daaea75c34b417ba1bdf556bf2fc5b3</meta:generator>
    <meta:document-statistic meta:table-count="0" meta:image-count="0" meta:object-count="0" meta:page-count="18" meta:paragraph-count="77" meta:word-count="10031" meta:character-count="14582" meta:non-whitespace-character-count="11308"/>
  </office:meta>
</office:document-meta>
</file>